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mbria" svg:font-family="Cambria" style:font-family-generic="roman" style:font-pitch="variable"/>
    <style:font-face style:name="Liberation Serif" svg:font-family="'Liberation Serif'"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8236in" fo:margin-left="-0.075in" table:align="left" style:writing-mode="lr-tb"/>
    </style:style>
    <style:style style:name="Table1.A" style:family="table-column">
      <style:table-column-properties style:column-width="0.5903in"/>
    </style:style>
    <style:style style:name="Table1.B" style:family="table-column">
      <style:table-column-properties style:column-width="2.2639in"/>
    </style:style>
    <style:style style:name="Table1.C" style:family="table-column">
      <style:table-column-properties style:column-width="1.9694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4.8236in" fo:margin-left="-0.075in" table:align="left" style:writing-mode="lr-tb"/>
    </style:style>
    <style:style style:name="Table2.A" style:family="table-column">
      <style:table-column-properties style:column-width="0.5903in"/>
    </style:style>
    <style:style style:name="Table2.B" style:family="table-column">
      <style:table-column-properties style:column-width="2.2639in"/>
    </style:style>
    <style:style style:name="Table2.C" style:family="table-column">
      <style:table-column-properties style:column-width="1.9694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4.8236in" fo:margin-left="-0.075in" table:align="left" style:writing-mode="lr-tb"/>
    </style:style>
    <style:style style:name="Table3.A" style:family="table-column">
      <style:table-column-properties style:column-width="0.8229in"/>
    </style:style>
    <style:style style:name="Table3.B" style:family="table-column">
      <style:table-column-properties style:column-width="2.0313in"/>
    </style:style>
    <style:style style:name="Table3.C" style:family="table-column">
      <style:table-column-properties style:column-width="1.9694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list-style-name="Default_20_List"/>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Text_20_body" style:list-style-name="Default_20_List"/>
    <style:style style:name="P5" style:family="paragraph" style:parent-style-name="List_20_Paragraph" style:list-style-name="Default_20_List"/>
    <style:style style:name="P6" style:family="paragraph" style:parent-style-name="List_20_Paragraph" style:list-style-name="Default_20_List">
      <style:text-properties fo:font-weight="bold" style:font-weight-asian="bold"/>
    </style:style>
    <style:style style:name="P7" style:family="paragraph" style:parent-style-name="List_20_Paragraph" style:list-style-name="Default_20_List">
      <style:text-properties fo:color="#7f7f7f"/>
    </style:style>
    <style:style style:name="P8" style:family="paragraph" style:parent-style-name="List_20_Paragraph" style:list-style-name="Default_20_List">
      <style:text-properties fo:language="de" fo:country="AT"/>
    </style:style>
    <style:style style:name="P9" style:family="paragraph" style:parent-style-name="List_20_Paragraph" style:list-style-name="Default_20_List">
      <style:paragraph-properties fo:orphans="2" fo:widows="2" style:writing-mode="lr-tb"/>
    </style:style>
    <style:style style:name="P10" style:family="paragraph" style:parent-style-name="Title" style:master-page-name="Standard">
      <style:paragraph-properties style:page-number="auto"/>
    </style:style>
    <style:style style:name="P11" style:family="paragraph" style:parent-style-name="No_20_Spacing" style:list-style-name="Default_20_List"/>
    <style:style style:name="P12" style:family="paragraph" style:parent-style-name="No_20_Spacing" style:list-style-name="Default_20_List">
      <style:text-properties style:font-name-complex="Calibri"/>
    </style:style>
    <style:style style:name="T1" style:family="text">
      <style:text-properties style:font-name="Wingdings"/>
    </style:style>
    <style:style style:name="T2" style:family="text">
      <style:text-properties style:text-position="super 58%"/>
    </style:style>
    <style:style style:name="T3"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Zutha Ideas 2009</text:p>
      <text:h text:style-name="Heading_20_1" text:outline-level="1">Tue 6-Jan-09</text:h>
      <text:list xml:id="list43316320" text:style-name="Default_20_List">
        <text:list-item>
          <text:p text:style-name="P9">Website designed to collect useful suggestions, products (free or commercial), reviews etc.</text:p>
          <text:list>
            <text:list-item>
              <text:p text:style-name="P5">Users submit items with suggested categorization</text:p>
            </text:list-item>
          </text:list>
        </text:list-item>
        <text:list-item>
          <text:p text:style-name="P5">Each item has an attached forum, change log (changes to item or description by poster) and score.</text:p>
        </text:list-item>
        <text:list-item>
          <text:p text:style-name="P5">Users can vote for items (score them)</text:p>
        </text:list-item>
        <text:list-item>
          <text:p text:style-name="P5">Items with higher scores are promoted in website</text:p>
        </text:list-item>
        <text:list-item>
          <text:p text:style-name="P5">User that submit items that gain a high score gain rank and prowess in the site. Intention is to create competition which drives people to find really useful “stuff” to add to the site under their name.</text:p>
        </text:list-item>
        <text:list-item>
          <text:p text:style-name="P5">Section for feedback about site itself – suggested improvements or solutions to known challenges I have published.</text:p>
        </text:list-item>
        <text:list-item>
          <text:p text:style-name="P5">Entire site under hierarchical organisation: Home <text:span text:style-name="T1"></text:span> &lt;major categories like “feedback”, “site info”, “advanced search”, “Items”&gt; <text:span text:style-name="T1"></text:span> etc...</text:p>
        </text:list-item>
        <text:list-item>
          <text:p text:style-name="P5">Users can be voted on for their forum entry relevance and posted item quality. Users with a higher rating are given a higher weighted vote. Hence there is an incentive to contribute to the website because it yields public influence and potentially commercial power.</text:p>
        </text:list-item>
        <text:list-item>
          <text:p text:style-name="P5">Items that advertise a commercial product will be labelled as “unpaid commercial” will not be visibly ranked and will be placed at the bottom of all lists. Users may still vote on the item but votes will not be shown publicly. The poster of the item will see the rating of the item based on these hidden votes however. This way a person that posts such an item can lobby the company in question to sponsor the item for advertising benefit, using its ranking to prove its merit if they wish. Paying a monthly fee for the item will allow it to enter the standard ranked pool. It is likely that commercial items will be overlooked, but popular ones will not be and they are the ones that matter.</text:p>
        </text:list-item>
        <text:list-item>
          <text:p text:style-name="P5">Users can host commercial items directly through the site for free, but they pay a small percentage of actual sales as commission.</text:p>
        </text:list-item>
        <text:list-item>
          <text:p text:style-name="P5">I will add my own purchasable items to the site in exactly the same way (if I think they are good enough and worth money).</text:p>
        </text:list-item>
        <text:list-item>
          <text:p text:style-name="P5">Site design should be simple, fast to load, and compatible with mobile devices.</text:p>
        </text:list-item>
        <text:list-item>
          <text:p text:style-name="P5">An item in a list under a particular category should display a succinct title; brief description; public score (derived from no. Votes and average user score with higher ranked voters given a higher weighting); an admin score, given by me (if present); the Poster’s ID and their rating.</text:p>
        </text:list-item>
        <text:list-item>
          <text:p text:style-name="P5">Users may only vote on any item, User, or forum posting once, but they may change or remove their vote later. A system needs to be derived to prevent bots accumulating accounts to leverage particular items. E.g. up to 5 accounts per IP address and 1 per email address. More would be required if this issue became serious however. Possibly some kind of unique publically available ID number, like driver’s license number. Another step would be to delete inactive accounts and their scores, or maybe just reduce the weighting of inactive Users significantly, but have their scores show up in an Item’s full score list still so that advanced users can assess the relevance of inactive users’ scores themselves. Obviously an effective anti-bot check would be needed on account creation. I sense though that the most effective measure would be to reduce the weighting of Users that only vote and don’t contribute. It may be simply too hard to prevent mass production and use of accounts by people or bots. If the value of votes was on user contribution and their peer rating (quality), instead of quantity, then there is no way to abuse this. Except that the value of an inactive User has to be worth something, so with enough mass produced votes a significant influence could be attained. Maybe, for a particular Item, the impact of low rated votes could level off after there are a large enough number of them.</text:p>
        </text:list-item>
        <text:list-item>
          <text:p text:style-name="P5">A provision could be created for advanced Users to create custom ranking systems with a built in editor. At a basic level they could choose whether to place more emphasis on my vote than the public vote. At a more advance level they could alter the degree to which rating affects the value of votes and even alter the parameters for calculating a User’s rating. Premade Custom Ranking Systems could be made available under their own category, subject to the same voting systems as everything else.</text:p>
        </text:list-item>
        <text:list-item>
          <text:p text:style-name="P5">Absolutely everything should be allowed as an Item. Such things as feedback about the site, reviews of anything in the world, homemade programs, literature and other creative items, media, political analysis... all would be put in their relevant category and have their own forum and score attached.</text:p>
        </text:list-item>
        <text:list-item>
          <text:p text:style-name="P5">Forum entries should be voted on and ranked as well. Users can organise entries by rank as well as time posted, and filter by User or other parameters. All entries should be self-contained so any entry that references another should link that entry or a part of it, to their reply so that it appears in a foldable section of their entry.</text:p>
        </text:list-item>
        <text:list-item>
          <text:p text:style-name="P5">An effort should be made to be open about the ranking structures and the financial influence that is involved. The selling point of the site should be that rankings are based entirely on peer review and all feedback entirely 2-sided (or more). Commercial products do not start equal and get raised above free products by the payment of a premium. Instead, commercial products are given a disadvantage by default and paying money (and a specific, limited amount), only lifts the status of the item to the level of everything else. Thus Users can be confident that everything they find is being given an accurate peer review.</text:p>
        </text:list-item>
        <text:list-item>
          <text:p text:style-name="P5">Leader boards: highest ranked users in various categories, users with most premium items</text:p>
        </text:list-item>
        <text:list-item>
          <text:p text:style-name="P5">Prizes for Leader board winners over a set period (subject to website income)</text:p>
        </text:list-item>
        <text:list-item>
          <text:p text:style-name="P5">User ranking affects the weighting of votes on other Users. Overall effect of weighting is that those who are voted to know what they are talking about get more say in declaring who else knows what they are talking about.</text:p>
        </text:list-item>
        <text:list-item>
          <text:p text:style-name="P5">Certain, (maybe all) categories should have their own rating sub-category so that users have an overall rating and hierarchical sub-ratings for different categories</text:p>
        </text:list-item>
        <text:list-item>
          <text:p text:style-name="P5">Items can appear in multiple categories. The poster’s score on an item affects his rating for all the categories the item is relevant to</text:p>
        </text:list-item>
        <text:list-item>
          <text:p text:style-name="P5">Every item (/category) has links to related (maybe only directly linked) categories</text:p>
        </text:list-item>
        <text:list-item>
          <text:p text:style-name="P5">Posters can define search keywords for their item</text:p>
        </text:list-item>
        <text:list-item>
          <text:p text:style-name="P5">Search results can be organised by Category results, item keyword results, item title/description results, item attachment results (including linked web pages), item forum results, Users. Item results can also be organised into their categories</text:p>
        </text:list-item>
        <text:list-item>
          <text:p text:style-name="P5">Limited page space for item. Title, description only. Content stored within attachments (including linked web pages). Forum will be directly under the item info and description. Option to “freeze panes” on the item info and description when scrolling down the forum.</text:p>
        </text:list-item>
        <text:list-item>
          <text:p text:style-name="P5">On search with no results: suggest user search internet and post his discoveries here as briefly as he likes. He can expand on his post later if he chooses.</text:p>
        </text:list-item>
        <text:list-item>
          <text:p text:style-name="P5">Main interface: logo and search box at very top. Just under – category directory (like vista, with arrows after every category listing sub-categories).</text:p>
        </text:list-item>
        <text:list-item>
          <text:p text:style-name="P5">Make lots of site features customizable. Profiles can be saved. A profile can be assigned to mobile device bowsing. Must have an account to store settings. Without an account, only certain settings (like whether Item info and description is freeze panes/how much of forum post content is shown in the list before that post is focused) can be configured and settings only last that session.</text:p>
        </text:list-item>
        <text:list-item>
          <text:p text:style-name="P5">Data Structure: related tables</text:p>
          <text:list>
            <text:list-item>
              <text:p text:style-name="P5">Categories: ID (autocount); directory (subcategory location in hierarchy); Name; description; score</text:p>
            </text:list-item>
            <text:list-item>
              <text:p text:style-name="P5">Items: ID (autocount); name; categories (list of cat. Ids); desc.; poster; attachments (including web links); User score; admin score</text:p>
            </text:list-item>
            <text:list-item>
              <text:p text:style-name="P5">Users: ID (autocount); email (login/username); password; Name; rating</text:p>
            </text:list-item>
            <text:list-item>
              <text:p text:style-name="P5">Votes: type (category/Item/User/forum post); ID (within type); User ID (of voter); score (out of 100); data voted</text:p>
            </text:list-item>
            <text:list-item>
              <text:p text:style-name="P5">Forum posts: ID (autonumber); User ID (of poster); body text; score; linked posts</text:p>
            </text:list-item>
          </text:list>
        </text:list-item>
        <text:list-item>
          <text:p text:style-name="P5">Encourage users to post in forums when they have purchased a product because of learning about it through this website. Be open about the fact that such testimonials will help us sell more subscriptions to companies and help us develop the website. Also, the more commercial items that are paid for, the more effective and relevant the site’s information.</text:p>
        </text:list-item>
        <text:list-item>
          <text:p text:style-name="P5">Make subscriptions for commercial items increase with item score. Anytime a commercial item stops being paid for, its score is hidden and it is placed at the bottom of lists again (in random order with other commercial items). Forum posts remain as normal however.</text:p>
        </text:list-item>
      </text:list>
      <text:h text:style-name="Heading_20_1" text:outline-level="1">Jul-09</text:h>
      <text:list xml:id="list987486721" text:continue-numbering="true" text:style-name="Default_20_List">
        <text:list-item>
          <text:p text:style-name="P5">Main properties I want my item rating process to have:</text:p>
          <text:list>
            <text:list-item>
              <text:p text:style-name="P5">Those who contribute ideas/content that lots of people like gain more influence to decide which ideas are good.</text:p>
            </text:list-item>
            <text:list-item>
              <text:p text:style-name="P5">Those who rate items highly which subsequently become very popular gain more influence.</text:p>
            </text:list-item>
            <text:list-item>
              <text:p text:style-name="P5">There is an incentive to engage in the rating process.</text:p>
            </text:list-item>
            <text:list-item>
              <text:p text:style-name="P5">There can be a substantial financial return from owning a very popular item. This makes it realistic for information to be made freely available which is expensive to make. E.g. Movies. (This goal is obviously ambitious and may not be realistic to reliably produce this environment, but I want to search for a way to do this because it would be incredibly valuable to society to find one).</text:p>
            </text:list-item>
          </text:list>
        </text:list-item>
        <text:list-item>
          <text:p text:style-name="P5">Items are valued based on a currency system. Users can earn currency by contributing value to the site and use this currency to invest in items that they like. Investing in an item boosts its rank, so this is like voting on it. </text:p>
        </text:list-item>
        <text:list-item>
          <text:p text:style-name="P5">10% of each investment goes to the item owner. 90% is divided up among previous investors in that item in proportion to the amount they invested. This system creates an incentive for users to invest in items that they believe will become popular.</text:p>
        </text:list-item>
        <text:list-item>
          <text:p text:style-name="P5">All currency is created by admin. No currency is ever automatically created or it would be possible for bots to produce potentially unlimited amounts of currency.</text:p>
        </text:list-item>
        <text:list-item>
          <text:p text:style-name="P5">All new users start with zero currency.</text:p>
        </text:list-item>
        <text:list-item>
          <text:p text:style-name="P5">When site first starts off, I will inject currency into the system by giving it to owners of items I think are valuable contributions. I will continue doing this whenever I see items that I like.</text:p>
        </text:list-item>
        <text:list-item>
          <text:p text:style-name="P4">In order to create an incentive for users to invest in items that already have a large investment in them, bonuses will be granted to all investors when an item reaches certain thresholds of investment size.</text:p>
        </text:list-item>
        <text:list-item>
          <text:p text:style-name="P4">The most effective strategy for accumulating currency (and thereby influence), should be to invest in the items that are the best. Investing in an item early that later becomes popular is profitable because every subsequent investment gives money to initial investor and the first few will give most of investment to initial investor. Investing in already very popular items is profitable because every threshold reached creates profit for every investor. Users can invest multiple times in an item with no limits on quantity to help boost it over the threshold. However, the bonus will only be given with approval from admin. This it to check for attempts at cheating. Admin will have total discretion to decide whether the item is legitimately worth the amount invested in it.</text:p>
        </text:list-item>
        <text:list-item>
          <text:p text:style-name="P4">Users can also gain currency by donating real money to an item. The donation does not generate any currency, but it creates an investment in the item which can yield profits from subsequent investors. The purchased investment (with a donation) does not give any currency to item owner or previous investors. This is so that people cannot create currency for themselves with lots of real money; they must still earn the currency by making good investment choices.</text:p>
        </text:list-item>
      </text:list>
      <text:h text:style-name="Heading_20_1" text:outline-level="1">Thu 23-Jul-09</text:h>
      <text:list xml:id="list612281678" text:continue-numbering="true" text:style-name="Default_20_List">
        <text:list-item>
          <text:p text:style-name="P5">To stop spam: make limit of 10 new items per IP address per hour, 30 max per day.</text:p>
        </text:list-item>
        <text:list-item>
          <text:p text:style-name="P5">Make tree viewer for admin that has root at selected item (because there can be multiple was to go up level from an item). It is possible for infinite loops to occur, but these are potentially allowable in a tree viewer as long as not all data loaded in one go, but sublevels are only loaded as they are opened.</text:p>
        </text:list-item>
        <text:list-item>
          <text:p text:style-name="P5">To prevent items being separated from connection with the root item, make initial upstream link (on item creation) permanent.</text:p>
        </text:list-item>
        <text:list-item>
          <text:p text:style-name="P5">Users gain levels (0 with no funds, 1 with &gt;0). Level 2 and above must be granted by admin (or user with privileges) after user reaches a threshold worth (measured by quantity of invested currency). Gaining higher levels will require higher scrutiny by admin of specific contributions made and history of user’s actions on the site. This is because higher User level grants greater privileges for assisting in the management of the site.</text:p>
        </text:list-item>
        <text:list-item>
          <text:p text:style-name="P5">Users with higher level have greater privileges such as:</text:p>
          <text:list>
            <text:list-item>
              <text:p text:style-name="P5">Adding/changing item directories</text:p>
            </text:list-item>
            <text:list-item>
              <text:p text:style-name="P5">Making items into nodes</text:p>
            </text:list-item>
            <text:list-item>
              <text:p text:style-name="P5">Granting new item levels (with associated bonus currency for all investors)</text:p>
            </text:list-item>
            <text:list-item>
              <text:p text:style-name="P5">Granting new levels to lower level users than themselves</text:p>
            </text:list-item>
            <text:list-item>
              <text:p text:style-name="P5">Granting requests for item changes (I may decide to make items unchangeable after creation to prevent users getting high ranks for items and then changing them to spam.</text:p>
            </text:list-item>
          </text:list>
        </text:list-item>
        <text:list-item>
          <text:p text:style-name="P5">Items gain levels when they reach certain worth threshold (defined by amount invested in them). Level gain must be granted by admin or privileged user. When an item gains a level, every investor gains bonus currency. </text:p>
        </text:list-item>
        <text:list-item>
          <text:p text:style-name="P5">Record every event that occurs on website in a table such that events can be easily reversed. E.g. all actions performed by a particular user in a given timeframe can be reversed instantly. Store prior state and state after action. Action is only reversed if state has not been subsequently changed again.</text:p>
        </text:list-item>
        <text:list-item>
          <text:p text:style-name="P5">Items can be given labels like: Node (like a folder), Question (asking other users to give an answer in exchange for currency), Request for admin attention, Comment, Software (hosted directly from the item)</text:p>
        </text:list-item>
        <text:list-item>
          <text:p text:style-name="P5">Find a way to make the impact of links to other pages on that page’s GoogeRank be related to the item’s rank on my website.</text:p>
        </text:list-item>
      </text:list>
      <text:h text:style-name="Heading_20_1" text:outline-level="1">Mon 3-Aug-09</text:h>
      <text:list xml:id="list687543855" text:continue-numbering="true" text:style-name="Default_20_List">
        <text:list-item>
          <text:p text:style-name="P5">Put a permanent banner at the top of the site that gives hints/suggestions/requests that are relevant to the active item/category and to other known information about the user.</text:p>
        </text:list-item>
        <text:list-item>
          <text:p text:style-name="P5">Allow users to sort by date (both directions), Author worth, Item worth, relevance (which takes user specific information into account), and a weighted combination of these 3 valuation methods.</text:p>
        </text:list-item>
        <text:list-item>
          <text:p text:style-name="P5">Allow all users (and even non users) to rate items on level of advancement/amount of expertise required to understand the content. Show a simple average rating of all votes because there isn’t really an incentive to misuse this feature and it doesn’t count for much.</text:p>
        </text:list-item>
      </text:list>
      <text:h text:style-name="Heading_20_1" text:outline-level="1">Mon 10-Aug-09</text:h>
      <text:list xml:id="list1701232780" text:continue-numbering="true" text:style-name="Default_20_List">
        <text:list-item>
          <text:p text:style-name="P5">Items and Users gain levels at specific increments of accumulated currency: total currency spent by User/total currency invested into Item. The progress bar that shows on every item changes colour with each level.</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Level</text:p>
          </table:table-cell>
          <table:table-cell table:style-name="Table1.A1" office:value-type="string">
            <text:p text:style-name="P3">Currency required to reach level</text:p>
          </table:table-cell>
          <table:table-cell table:style-name="Table1.A1" office:value-type="string">
            <text:p text:style-name="P3">Progress bar colour</text:p>
          </table:table-cell>
        </table:table-row>
        <table:table-row table:style-name="Table1.1">
          <table:table-cell table:style-name="Table1.A1" office:value-type="string">
            <text:p text:style-name="Standard">1</text:p>
          </table:table-cell>
          <table:table-cell table:style-name="Table1.A1" office:value-type="string">
            <text:p text:style-name="Standard">&gt;0</text:p>
          </table:table-cell>
          <table:table-cell table:style-name="Table1.A1" office:value-type="string">
            <text:p text:style-name="Standard">Blue</text:p>
          </table:table-cell>
        </table:table-row>
        <table:table-row table:style-name="Table1.1">
          <table:table-cell table:style-name="Table1.A1" office:value-type="string">
            <text:p text:style-name="Standard">2</text:p>
          </table:table-cell>
          <table:table-cell table:style-name="Table1.A1" office:value-type="string">
            <text:p text:style-name="Standard">200</text:p>
          </table:table-cell>
          <table:table-cell table:style-name="Table1.A1" office:value-type="string">
            <text:p text:style-name="Standard">Green</text:p>
          </table:table-cell>
        </table:table-row>
        <table:table-row table:style-name="Table1.1">
          <table:table-cell table:style-name="Table1.A1" office:value-type="string">
            <text:p text:style-name="Standard">3</text:p>
          </table:table-cell>
          <table:table-cell table:style-name="Table1.A1" office:value-type="string">
            <text:p text:style-name="Standard">500</text:p>
          </table:table-cell>
          <table:table-cell table:style-name="Table1.A1" office:value-type="string">
            <text:p text:style-name="Standard">Yellow/gold</text:p>
          </table:table-cell>
        </table:table-row>
        <table:table-row table:style-name="Table1.1">
          <table:table-cell table:style-name="Table1.A1" office:value-type="string">
            <text:p text:style-name="Standard">4</text:p>
          </table:table-cell>
          <table:table-cell table:style-name="Table1.A1" office:value-type="string">
            <text:p text:style-name="Standard">1500</text:p>
          </table:table-cell>
          <table:table-cell table:style-name="Table1.A1" office:value-type="string">
            <text:p text:style-name="Standard">Orange/bronze</text:p>
          </table:table-cell>
        </table:table-row>
        <table:table-row table:style-name="Table1.1">
          <table:table-cell table:style-name="Table1.A1" office:value-type="string">
            <text:p text:style-name="Standard">5</text:p>
          </table:table-cell>
          <table:table-cell table:style-name="Table1.A1" office:value-type="string">
            <text:p text:style-name="Standard">10,000</text:p>
          </table:table-cell>
          <table:table-cell table:style-name="Table1.A1" office:value-type="string">
            <text:p text:style-name="Standard">Red</text:p>
          </table:table-cell>
        </table:table-row>
        <table:table-row table:style-name="Table1.1">
          <table:table-cell table:style-name="Table1.A1" office:value-type="string">
            <text:p text:style-name="Standard">6</text:p>
          </table:table-cell>
          <table:table-cell table:style-name="Table1.A1" office:value-type="string">
            <text:p text:style-name="Standard">100,000</text:p>
          </table:table-cell>
          <table:table-cell table:style-name="Table1.A1" office:value-type="string">
            <text:p text:style-name="Standard">Purple</text:p>
          </table:table-cell>
        </table:table-row>
        <table:table-row table:style-name="Table1.1">
          <table:table-cell table:style-name="Table1.A1" office:value-type="string">
            <text:p text:style-name="Standard">7</text:p>
          </table:table-cell>
          <table:table-cell table:style-name="Table1.A1" office:value-type="string">
            <text:p text:style-name="Standard">1 million</text:p>
          </table:table-cell>
          <table:table-cell table:style-name="Table1.A1" office:value-type="string">
            <text:p text:style-name="Standard">Black</text:p>
          </table:table-cell>
        </table:table-row>
        <table:table-row table:style-name="Table1.1">
          <table:table-cell table:style-name="Table1.A1" office:value-type="string">
            <text:p text:style-name="Standard">8</text:p>
          </table:table-cell>
          <table:table-cell table:style-name="Table1.A1" office:value-type="string">
            <text:p text:style-name="Standard">1 billion</text:p>
          </table:table-cell>
          <table:table-cell table:style-name="Table1.A1" office:value-type="string">
            <text:p text:style-name="Standard">Badge replaces progress bar</text:p>
          </table:table-cell>
        </table:table-row>
      </table:table>
      <text:h text:style-name="Heading_20_1" text:outline-level="1">Tue 11-Aug-09</text:h>
      <text:list xml:id="list295599791" text:continue-numbering="true" text:style-name="Default_20_List">
        <text:list-item>
          <text:p text:style-name="P5">Progress bar shows proportion of total points to level. I.e. if user has $300 then they have 60% of $500 needed to reach level 3. In rare cases a user may be given permission to reach a greater level than indicated by their points , so it will sometimes be possible to be at less than 40% of level 3, but not usually. If a user reaches threshold point, bar stays full until admin (or a higher level user) grants them permission to level. All the above applies to items as well. In fact it is items for which the process of giving permission to level is more important, because whenever an item levels, currency is injected into the system.</text:p>
        </text:list-item>
        <text:list-item>
          <text:p text:style-name="P5">Store as many options as possible in Settings table under a “default” username, but only allow a small amount to be set individually by users. That way, if people ask for particular options, they can be granted. The purpose of this is to avoid flooding users with options, and to make it look like I’m very efficient at granting people feature requests.</text:p>
        </text:list-item>
        <text:list-item>
          <text:p text:style-name="P5">Currency required to level should go up by factor 10 each time:</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Level</text:p>
          </table:table-cell>
          <table:table-cell table:style-name="Table2.A1" office:value-type="string">
            <text:p text:style-name="P3">Currency required to reach level</text:p>
          </table:table-cell>
          <table:table-cell table:style-name="Table2.A1" office:value-type="string">
            <text:p text:style-name="P3">Progress bar colour</text:p>
          </table:table-cell>
        </table:table-row>
        <table:table-row table:style-name="Table2.1">
          <table:table-cell table:style-name="Table2.A1" office:value-type="string">
            <text:p text:style-name="Standard">1</text:p>
          </table:table-cell>
          <table:table-cell table:style-name="Table2.A1" office:value-type="string">
            <text:p text:style-name="Standard">&gt;0</text:p>
          </table:table-cell>
          <table:table-cell table:style-name="Table2.A1" office:value-type="string">
            <text:p text:style-name="Standard">Blue</text:p>
          </table:table-cell>
        </table:table-row>
        <table:table-row table:style-name="Table2.1">
          <table:table-cell table:style-name="Table2.A1" office:value-type="string">
            <text:p text:style-name="Standard">2</text:p>
          </table:table-cell>
          <table:table-cell table:style-name="Table2.A1" office:value-type="string">
            <text:p text:style-name="Standard">100</text:p>
          </table:table-cell>
          <table:table-cell table:style-name="Table2.A1" office:value-type="string">
            <text:p text:style-name="Standard">Green</text:p>
          </table:table-cell>
        </table:table-row>
        <table:table-row table:style-name="Table2.1">
          <table:table-cell table:style-name="Table2.A1" office:value-type="string">
            <text:p text:style-name="Standard">3</text:p>
          </table:table-cell>
          <table:table-cell table:style-name="Table2.A1" office:value-type="string">
            <text:p text:style-name="Standard">1000</text:p>
          </table:table-cell>
          <table:table-cell table:style-name="Table2.A1" office:value-type="string">
            <text:p text:style-name="Standard">Yellow/gold</text:p>
          </table:table-cell>
        </table:table-row>
        <table:table-row table:style-name="Table2.1">
          <table:table-cell table:style-name="Table2.A1" office:value-type="string">
            <text:p text:style-name="Standard">4</text:p>
          </table:table-cell>
          <table:table-cell table:style-name="Table2.A1" office:value-type="string">
            <text:p text:style-name="Standard">10,000</text:p>
          </table:table-cell>
          <table:table-cell table:style-name="Table2.A1" office:value-type="string">
            <text:p text:style-name="Standard">Orange/bronze</text:p>
          </table:table-cell>
        </table:table-row>
        <table:table-row table:style-name="Table2.1">
          <table:table-cell table:style-name="Table2.A1" office:value-type="string">
            <text:p text:style-name="Standard">5</text:p>
          </table:table-cell>
          <table:table-cell table:style-name="Table2.A1" office:value-type="string">
            <text:p text:style-name="Standard">100,000</text:p>
          </table:table-cell>
          <table:table-cell table:style-name="Table2.A1" office:value-type="string">
            <text:p text:style-name="Standard">Red</text:p>
          </table:table-cell>
        </table:table-row>
        <table:table-row table:style-name="Table2.1">
          <table:table-cell table:style-name="Table2.A1" office:value-type="string">
            <text:p text:style-name="Standard">6</text:p>
          </table:table-cell>
          <table:table-cell table:style-name="Table2.A1" office:value-type="string">
            <text:p text:style-name="Standard">1 million</text:p>
          </table:table-cell>
          <table:table-cell table:style-name="Table2.A1" office:value-type="string">
            <text:p text:style-name="Standard">Purple</text:p>
          </table:table-cell>
        </table:table-row>
        <table:table-row table:style-name="Table2.1">
          <table:table-cell table:style-name="Table2.A1" office:value-type="string">
            <text:p text:style-name="Standard">7</text:p>
          </table:table-cell>
          <table:table-cell table:style-name="Table2.A1" office:value-type="string">
            <text:p text:style-name="Standard">10 million</text:p>
          </table:table-cell>
          <table:table-cell table:style-name="Table2.A1" office:value-type="string">
            <text:p text:style-name="Standard">Black</text:p>
          </table:table-cell>
        </table:table-row>
        <table:table-row table:style-name="Table2.1">
          <table:table-cell table:style-name="Table2.A1" office:value-type="string">
            <text:p text:style-name="Standard">8</text:p>
          </table:table-cell>
          <table:table-cell table:style-name="Table2.A1" office:value-type="string">
            <text:p text:style-name="Standard">1 billion</text:p>
          </table:table-cell>
          <table:table-cell table:style-name="Table2.A1" office:value-type="string">
            <text:p text:style-name="Standard">Badge replaces progress bar</text:p>
          </table:table-cell>
        </table:table-row>
      </table:table>
      <text:list xml:id="list781908371" text:continue-numbering="true" text:style-name="Default_20_List">
        <text:list-item>
          <text:p text:style-name="P5">Use % units for font size.</text:p>
        </text:list-item>
        <text:list-item>
          <text:p text:style-name="P5">Move top navigation links to just right of logo. Use top right corner for:</text:p>
          <text:list>
            <text:list-item>
              <text:p text:style-name="P5">Logged in: funds, level, account link</text:p>
            </text:list-item>
            <text:list-item>
              <text:p text:style-name="P5">Not logged in: log in form, register link</text:p>
            </text:list-item>
          </text:list>
        </text:list-item>
        <text:list-item>
          <text:p text:style-name="P5">Anti-spam precautions:</text:p>
          <text:list>
            <text:list-item>
              <text:p text:style-name="P5">Limit no. Registrations per IP per day</text:p>
            </text:list-item>
            <text:list-item>
              <text:p text:style-name="P5">Limit no posts per IP per hour</text:p>
            </text:list-item>
            <text:list-item>
              <text:p text:style-name="P5">When a user is reported as spamming, it is verified manually if the allegation is true and then the IP address is banned from sending data to the site.</text:p>
            </text:list-item>
            <text:list-item>
              <text:p text:style-name="P5">If an IP address is banned for a proxy situation where it causes many people to be banned when one person at the IP was spamming – then those affected must manually contact site admin and convince an admin that the spamming will stop if the IP is allowed again.</text:p>
            </text:list-item>
            <text:list-item>
              <text:p text:style-name="P5">Avoid using a CAPTCHA because there are moving towards becoming obsolete and are a pain in the arse.</text:p>
            </text:list-item>
          </text:list>
        </text:list-item>
      </text:list>
      <text:h text:style-name="Heading_20_1" text:outline-level="1">Fri 14-Aug-09</text:h>
      <text:list xml:id="list421798211" text:continue-numbering="true" text:style-name="Default_20_List">
        <text:list-item>
          <text:p text:style-name="P5">I have decided to use an xml database instead of a relational one like MySQL. This will allow me more flexibility with structure and make it possible to put flexible self-describing data in items so that searches can look for data in particular contexts. E.g. mark-up a list as a list of good things with standard tags so that search requests can target phrases in that particular context: a list of good things.</text:p>
        </text:list-item>
        <text:list-item>
          <text:p text:style-name="P5">Use the standard multiple page system for each item with next page buttons and numbers to show all the pages. Try to avoid letting any item acquire too many direct sub items though. By default, send data in XML format and let the client transform it into html with xslt. Allow an option for sending data in html though, because it may be better for some devices. If users want huge number of items per page (make that an option as well), then html will load better because browsers can load it on the fly, whereas xml has to be fully downloaded before it can be displayed.</text:p>
        </text:list-item>
        <text:list-item>
          <text:p text:style-name="P5">I’ve changed my mind (again) about what form I send data in. I think it would make most sense to stick to what is most normal and send straight html. I tried making tags as short as possible in the xml and managed to get a page of 22 items from 29KB to 25KB. I also discovered that for html of the same data, deleting the formatting spacing to indent lines changes to size from 52KB to 34KB.</text:p>
        </text:list-item>
        <text:list-item>
          <text:p text:style-name="P5">Find a means to compress data while it is sent to client and decompress on client (I think browsers have a functionality to do this, but it is apparently never used).</text:p>
        </text:list-item>
      </text:list>
      <text:h text:style-name="Heading_20_1" text:outline-level="1">Wed 2-Sep-09</text:h>
      <text:list xml:id="list697795151" text:continue-numbering="true" text:style-name="Default_20_List">
        <text:list-item>
          <text:p text:style-name="P5">URLs all must start with an item code. Every place in the website is characterised by an item and can be referenced by the URL: &lt;domain&gt;/&lt;item code&gt; plus some optional extra info.</text:p>
        </text:list-item>
        <text:list-item>
          <text:p text:style-name="P5">A URL should always look like &lt;domain&gt;/&lt;item code&gt;/&lt;item name&gt;... if the &lt;item name&gt; is missing or wrong, the user should be redirected to the correct name for that item code.</text:p>
        </text:list-item>
        <text:list-item>
          <text:p text:style-name="P5">Every link to an internal item should be automatically updated to reference the correct &lt;item name&gt;. This allows the user to change the item name if they wish and all links will be updated. Since the &lt;item name&gt; part of the url doesn’t actually matter, but is always redirected to the correct url for that &lt;item code&gt; no further work is required to redirect old links from external sites.</text:p>
        </text:list-item>
        <text:list-item>
          <text:p text:style-name="P5">Support for other languages than English should be implemented so that any item can be written in any language, but should be categorized accordingly.</text:p>
        </text:list-item>
        <text:list-item>
          <text:p text:style-name="P5">Every item contains an xml document. Data like “lists of good things”, “lists of bad things”, “drop down menus”, “subheadings” etc. Should all be marked up accordingly.</text:p>
        </text:list-item>
      </text:list>
      <text:h text:style-name="Heading_20_1" text:outline-level="1">Sat 19-Sep-09</text:h>
      <text:list xml:id="list1248192161" text:continue-numbering="true" text:style-name="Default_20_List">
        <text:list-item>
          <text:p text:style-name="P5">Provide tools to create various forms of marked up data, such as lists of good stuff, ratings of things (which appear as coloured bars in the Item detailed view) etc.</text:p>
        </text:list-item>
        <text:list-item>
          <text:p text:style-name="P5">No video, images, software or other data intensive media should be hosted. The focus of the site should be the information about information, rather than the information itself. Conspicuous suggestions should be placed in the site for sites that are designed for hosting media and users should encouraged to host their media on these sites and link to them from my site.</text:p>
        </text:list-item>
        <text:list-item>
          <text:p text:style-name="P5">There should be functionality for users to add custom mark-up options. The purpose of the mark-up is so that different types of data can be recognised by search engines. Advanced Search should allow users to search within data that appears within certain tags, like “list of good stuff” or “opinion” or “suggestion” or “rating” or “fact” or “reference” etc. </text:p>
        </text:list-item>
        <text:list-item>
          <text:p text:style-name="P5">Every kind of thing that is mentioned within the text should be allowed to able to be marked up, but it will be important to promote guidelines about how to use this functionality so it is used in a consistent way throughout the site. Things like “person’s name”, “book name”, “software name” should fall under this slightly different mark-up category of describing the language itself for the sake of computers.</text:p>
        </text:list-item>
        <text:list-item>
          <text:p text:style-name="P5">A system needs to be devised to allow users to extend the possible mark-up tags, while still maintaining the principle of tags being information about information (about information) and ensuring that tags do not repeat the role of the item hierarchy. </text:p>
        </text:list-item>
        <text:list-item>
          <text:p text:style-name="P5">On second thought, it may be ok to repeat the role of the hierarchy with tags.</text:p>
        </text:list-item>
      </text:list>
      <text:h text:style-name="Heading_20_1" text:outline-level="1">Tue 13-Oct-09</text:h>
      <text:list xml:id="list542850743" text:continue-numbering="true" text:style-name="Default_20_List">
        <text:list-item>
          <text:p text:style-name="P5">Connect the body of each Item to a Wave (initially hosted by Google Wave, but I’ll eventually make my own Wave Server).</text:p>
        </text:list-item>
        <text:list-item>
          <text:p text:style-name="P5">I could ultimately integrate the Wave interface into my website, but the first step will be to allow access to Items a user owns through a Google Wave extension. When <text:s/>a user requests access to an Item through the Wave extension, they would have to enter the username and password of the owner of the item to get access to it. They could then share the wave with any conventional Wave users they wish. In this way, groups could collaborate on an Item under a collective username.</text:p>
        </text:list-item>
        <text:list-item>
          <text:p text:style-name="P5">The extension should provide a field under the Title of the Wave for editing the Item Summary. This field should be limited to very simple formatting if any at all.</text:p>
        </text:list-item>
        <text:list-item>
          <text:p text:style-name="P5">The Waves should eventually be hosted by my own Wave server, but only once I’m confident I can provide adequate resources to do as good or better job than Google.</text:p>
        </text:list-item>
        <text:list-item>
          <text:p text:style-name="P5">The website itself should provide basic Wave editing functionality, but not the sharing with other users part. The website editor should be adequate enough for those without Wave accounts to edit the basic text and formatting and insert pictures etc.</text:p>
        </text:list-item>
        <text:list-item>
          <text:p text:style-name="P5">Anyone who has a Wave account with any Wave Server can access their items and edit them more richly and collaboratively. I don’t think I’ll make a separate Wave interface even if I make my own Server. My Wave Server will be specifically for hosting Waves that represent Items in my website. User will have to choose a 3<text:span text:style-name="T2">rd</text:span> party Wave Server like Google Wave to use Wave’s rich features. The sharing will then go on between conventional Wave users and have no association with users of my website.</text:p>
        </text:list-item>
        <text:list-item>
          <text:p text:style-name="P5">I could make every Item an embedded Wave or use a Wave extension to edit the source code of each Item body dynamically. Making each Item an embedded Wave would require that every page view access the Wave Server. It may be risky to do it this way, because any failure or latency of the Wave Server would significantly slow the site or render items inaccessible. It would probably be better to build my own renderer of rich Wave content and have a Wave extension dynamically edit the source code.</text:p>
        </text:list-item>
        <text:list-item>
          <text:p text:style-name="P5">If I made my own Wave renderer in the site, I wouldn’t need to make my own Wave Server. That could make things easier. That way any 3<text:span text:style-name="T2">rd</text:span> party Wave Server could host a Wave and have it link to an Item on the website, but the Item itself is hosted by my website. This would be similar to embedding a Wave Server with basic functionality into my website, except that it wouldn’t do any of the communication part of the Wave Server, just the Wave editing and rendering.</text:p>
        </text:list-item>
      </text:list>
      <text:h text:style-name="Heading_20_1" text:outline-level="1">Thu 5-Nov-09</text:h>
      <text:list xml:id="list525430798" text:continue-numbering="true" text:style-name="Default_20_List">
        <text:list-item>
          <text:p text:style-name="P5">Set up referral lines to commercial online products and give users virtual currency proportional to the amount my site earns when they buy a product through my site. As with the process of donating to get virtual currency, the currency is like an investment in the relevant item that only earns you new spendable virtual currency if others invest in that item after you or the item levels.</text:p>
        </text:list-item>
        <text:list-item>
          <text:p text:style-name="P5">If big companies try to effectively buy virtual currency directly from rich users on the site by paying them real money to invest in their products, this should be ok. It will provide yet another incentive for people to make virtual currency on the site because they can sell it directly for real money (unofficially). I don’t believe big companies will be able to influence the ratings too unfairly because a rich user will probably have gotten that way by investing in good products, and the most productive way for them to maintain their virtual wealth while making real money out of it would be to accept real payments only for commercial products they actually think are good. In this way, really good commercial products are likely to be slightly overvalued compared to their free competition, but bad commercial products are unlikely to get ahead of good free products (which definitely happens a lot in most advertising mediums I currently know about). <text:s/></text:p>
        </text:list-item>
      </text:list>
      <text:h text:style-name="Heading_20_1" text:outline-level="1">Sat 7-Nov-09</text:h>
      <text:list xml:id="list342436992" text:continue-numbering="true" text:style-name="Default_20_List">
        <text:list-item>
          <text:p text:style-name="P1">I worked out that if you invest <text:s/>making total Item value up to , then when the item value is , you will have earned approximately . So every time the value of the item increases by a factor of , you will earn an amount equal to your investment. I then factored in the effect of taking 10% out of investments to go to the item owner (leaving 90% going to previous investors) and represented this as a value p=0.9. My revised formula was simply:</text:p>
        </text:list-item>
        <text:list-item>
          <text:p text:style-name="P1"/>
        </text:list-item>
      </text:list>
      <text:h text:style-name="Heading_20_1" text:outline-level="1">Sat 21-Nov-09</text:h>
      <text:p text:style-name="Standard"><text:span text:style-name="T3">Possible Names for my website</text:span>:</text:p>
      <text:list xml:id="list588839534" text:continue-numbering="true" text:style-name="Default_20_List">
        <text:list-item>
          <text:p text:style-name="P5">Athenova.com</text:p>
          <text:list>
            <text:list-item>
              <text:p text:style-name="P5">Athena is the Greek god of wisdom</text:p>
            </text:list-item>
            <text:list-item>
              <text:p text:style-name="P5">Nova is an astronomical explosion </text:p>
            </text:list-item>
          </text:list>
        </text:list-item>
      </text:list>
      <text:p text:style-name="Standard"/>
      <text:p text:style-name="Standard"><text:span text:style-name="T3">Purposes of my website</text:span>:</text:p>
      <text:list xml:id="list231466712" text:continue-numbering="true" text:style-name="Default_20_List">
        <text:list-item>
          <text:p text:style-name="P5">A place to go to learn what you don’t know you don’t know</text:p>
        </text:list-item>
        <text:list-item>
          <text:p text:style-name="P5">Promote free information and create an incentive for people to provide information based resources for free.</text:p>
        </text:list-item>
        <text:list-item>
          <text:p text:style-name="P5">Provide an advertising medium for not-for-profit organisations. E.g. allow charitable projects to find interested people who are willing to donate</text:p>
        </text:list-item>
        <text:list-item>
          <text:p text:style-name="P5">Create an incentive for people to donate to free projects</text:p>
        </text:list-item>
      </text:list>
      <text:h text:style-name="Heading_20_1" text:outline-level="1">Fri 27-Nov-09</text:h>
      <text:p text:style-name="Standard"><text:span text:style-name="T3">Purposes of my website</text:span>:</text:p>
      <text:list xml:id="list1146154834" text:continue-numbering="true" text:style-name="Default_20_List">
        <text:list-item>
          <text:p text:style-name="P5">Bring a larger user-base together so that people can ask questions that will reach a larger and therefore more knowledgeable user-base. This effect will be further magnified by having a greater incentive to answer questions. People should be encouraged to invest in questions that they also want answered, as well as good answers to those questions.</text:p>
        </text:list-item>
      </text:list>
      <text:h text:style-name="Heading_20_1" text:outline-level="1">Sat 28-Nov-09</text:h>
      <text:list xml:id="list718567525" text:continue-numbering="true" text:style-name="Default_20_List">
        <text:list-item>
          <text:p text:style-name="P5">In searching through items of a particular category, say tutorials for learning the basics of Ubuntu, to find out which item(s) is/are the best, people will learn a lot about that topic. The incentive to do this research about items in a category comes from the benefit of picking the best item to invest in, which is greater profit in virtual currency and therefore more influence in the website and potentially greater income in real money terms (from winnings or selling influence to businesses for real money).</text:p>
        </text:list-item>
        <text:list-item>
          <text:p text:style-name="P5">Items should have a “linked to” field which causes any items added to it to be added to the linked item as well. This allows automatic resolution of multiple representations of multi-tiered categories. For instance, if an item is categorized under Australia=&gt;Politics, it should also be categorized under Politics=&gt;Australia.</text:p>
        </text:list-item>
      </text:list>
      <text:h text:style-name="Heading_20_1" text:outline-level="1">Sun 29-Nov-09</text:h>
      <text:p text:style-name="Standard"><text:span text:style-name="T3">Purposes of my website</text:span>:</text:p>
      <text:list xml:id="list1321623031" text:continue-numbering="true" text:style-name="Default_20_List">
        <text:list-item>
          <text:p text:style-name="P5">New paradigm for commercialising information based resources which replaces the increasingly incompatible old model of direct trading discrete items for money.</text:p>
        </text:list-item>
      </text:list>
      <text:p text:style-name="P2">XML DB design</text:p>
      <text:list xml:id="list1472588804" text:continue-numbering="true" text:style-name="Default_20_List">
        <text:list-item>
          <text:p text:style-name="P5">Items</text:p>
          <text:list>
            <text:list-item>
              <text:p text:style-name="P5">ID</text:p>
            </text:list-item>
            <text:list-item>
              <text:p text:style-name="P5">Title</text:p>
            </text:list-item>
            <text:list-item>
              <text:p text:style-name="P5">Author</text:p>
            </text:list-item>
            <text:list-item>
              <text:p text:style-name="P5">Worth</text:p>
            </text:list-item>
            <text:list-item>
              <text:p text:style-name="P5">Date_created</text:p>
            </text:list-item>
            <text:list-item>
              <text:p text:style-name="P5">Date_modified</text:p>
            </text:list-item>
            <text:list-item>
              <text:p text:style-name="P5">Summary</text:p>
            </text:list-item>
            <text:list-item>
              <text:p text:style-name="P5">Parents</text:p>
            </text:list-item>
            <text:list-item>
              <text:p text:style-name="P5">Children</text:p>
            </text:list-item>
            <text:list-item>
              <text:p text:style-name="P5">Document</text:p>
            </text:list-item>
            <text:list-item>
              <text:p text:style-name="P5">Flags (information about Items that applies to them no matter where they exist in the hierarchy. Flags may also directly influence the functionality or behaviour of an item.)</text:p>
              <text:list>
                <text:list-item>
                  <text:p text:style-name="P5"><text:span text:style-name="T3">Link_request</text:span> (link two items together)</text:p>
                </text:list-item>
                <text:list-item>
                  <text:p text:style-name="P5"><text:span text:style-name="T3">Change_request</text:span> (request that a higher level user alters a particular item. Description of change requested is put in summary or document)</text:p>
                </text:list-item>
                <text:list-item>
                  <text:p text:style-name="P5"><text:span text:style-name="T3">Locked</text:span> (direct subitems cannot be created. At least one subitem must be unlocked which is dedicated to comments.)</text:p>
                </text:list-item>
                <text:list-item>
                  <text:p text:style-name="P5"><text:span text:style-name="T3">Spam_alert</text:span> (request that an item be marked as spam, usually the parent of this item)</text:p>
                </text:list-item>
                <text:list-item>
                  <text:p text:style-name="P5"><text:span text:style-name="T3">Spam </text:span>(this item is spam)</text:p>
                </text:list-item>
                <text:list-item>
                  <text:p text:style-name="P5"><text:span text:style-name="T3">Suggestion </text:span>(suggest a way to improve the site)</text:p>
                </text:list-item>
                <text:list-item>
                  <text:p text:style-name="P5"><text:span text:style-name="T3">Question </text:span>(this item is a question for which an answer is requested, with the implication that a good answer will probably be rewarded at least by the question asker with an investment)</text:p>
                </text:list-item>
                <text:list-item>
                  <text:p text:style-name="P5"><text:span text:style-name="T3">Answer </text:span>(this is an answer to a particular question. The question will be one of this item’s Parents. New subitems of Questions will default to this flag.)</text:p>
                </text:list-item>
                <text:list-item>
                  <text:p text:style-name="P5"><text:span text:style-name="T3">Admin_alert </text:span>(this item was created by Admin and contains important information that concerns the parent item.)</text:p>
                </text:list-item>
              </text:list>
            </text:list-item>
          </text:list>
        </text:list-item>
        <text:list-item>
          <text:p text:style-name="P5">User</text:p>
          <text:list>
            <text:list-item>
              <text:p text:style-name="P5">Name</text:p>
            </text:list-item>
            <text:list-item>
              <text:p text:style-name="P5">Avatar</text:p>
            </text:list-item>
            <text:list-item>
              <text:p text:style-name="P5">Worth</text:p>
            </text:list-item>
            <text:list-item>
              <text:p text:style-name="P5">Level</text:p>
            </text:list-item>
            <text:list-item>
              <text:p text:style-name="P5">Funds</text:p>
            </text:list-item>
            <text:list-item>
              <text:p text:style-name="P5">Items (list of owned items)</text:p>
            </text:list-item>
            <text:list-item>
              <text:p text:style-name="P5">Settings (hierarchy of settings containing only altered settings)</text:p>
            </text:list-item>
          </text:list>
        </text:list-item>
        <text:list-item>
          <text:p text:style-name="P5">History</text:p>
          <text:list>
            <text:list-item>
              <text:p text:style-name="P5">Event @type=create|edit</text:p>
              <text:list>
                <text:list-item>
                  <text:p text:style-name="P5">Timestamp</text:p>
                </text:list-item>
                <text:list-item>
                  <text:p text:style-name="P5">Address</text:p>
                </text:list-item>
                <text:list-item>
                  <text:p text:style-name="P5">Old (doesn’t exist for Create)</text:p>
                </text:list-item>
                <text:list-item>
                  <text:p text:style-name="P5">New</text:p>
                </text:list-item>
                <text:list-item>
                  <text:p text:style-name="P5">User</text:p>
                </text:list-item>
              </text:list>
            </text:list-item>
          </text:list>
        </text:list-item>
        <text:list-item>
          <text:p text:style-name="P5">Investments</text:p>
          <text:list>
            <text:list-item>
              <text:p text:style-name="P5">Item</text:p>
            </text:list-item>
            <text:list-item>
              <text:p text:style-name="P5">User</text:p>
            </text:list-item>
            <text:list-item>
              <text:p text:style-name="P5">Amount</text:p>
            </text:list-item>
            <text:list-item>
              <text:p text:style-name="P5">Timestamp</text:p>
            </text:list-item>
          </text:list>
        </text:list-item>
        <text:list-item>
          <text:p text:style-name="P5">Settings @id</text:p>
          <text:list>
            <text:list-item>
              <text:p text:style-name="P5">Name</text:p>
            </text:list-item>
            <text:list-item>
              <text:p text:style-name="P5">category</text:p>
            </text:list-item>
            <text:list-item>
              <text:p text:style-name="P5">description</text:p>
            </text:list-item>
            <text:list-item>
              <text:p text:style-name="P5">Options (could be list of options or type definition like Int or float)</text:p>
            </text:list-item>
            <text:list-item>
              <text:p text:style-name="P5">Defaultvalue</text:p>
            </text:list-item>
          </text:list>
        </text:list-item>
        <text:list-item>
          <text:p text:style-name="P5">Hierarchy (constructed from Item child list recursively. Items can appear more than once)</text:p>
          <text:list>
            <text:list-item>
              <text:p text:style-name="P5">&lt;#id1&gt;</text:p>
              <text:list>
                <text:list-item>
                  <text:p text:style-name="P5">&lt;#id3&gt;</text:p>
                </text:list-item>
                <text:list-item>
                  <text:p text:style-name="P6">&lt;#id6&gt;</text:p>
                </text:list-item>
              </text:list>
            </text:list-item>
            <text:list-item>
              <text:p text:style-name="P5">&lt;#id2&gt;</text:p>
              <text:list>
                <text:list-item>
                  <text:p text:style-name="P5">&lt;#id4&gt;</text:p>
                </text:list-item>
                <text:list-item>
                  <text:p text:style-name="P5">&lt;#id5&gt;</text:p>
                  <text:list>
                    <text:list-item>
                      <text:p text:style-name="P6">&lt;#id6&gt;</text:p>
                    </text:list-item>
                  </text:list>
                </text:list-item>
              </text:list>
            </text:list-item>
          </text:list>
        </text:list-item>
      </text:list>
      <text:h text:style-name="Heading_20_1" text:outline-level="1">Thu 03-Dec-09</text:h>
      <text:list xml:id="list486281968" text:continue-numbering="true" text:style-name="Default_20_List">
        <text:list-item>
          <text:p text:style-name="P1">I realised that my current method of distributing currency has a major flaw in it. A person who controls multiple user accounts can invest in his own item when no one else has yet invested in it, and make all that currency back, which allows him to invest all of that again in the item. This can be done indefinitely, allowing a user to boost the value of an item infinitely.</text:p>
        </text:list-item>
        <text:list-item>
          <text:p text:style-name="P1">I have thought of a means of partially solving this problem. A tax needs to be taken out of every investment of say 20%. This means that even if a user owns an item and no-one else has yet invested in it he can recuperate a maximum of 80% of his investment (instead of 100% without the tax).</text:p>
        </text:list-item>
        <text:list-item>
          <text:p text:style-name="P1"/>
        </text:list-item>
        <text:list-item>
          <text:p text:style-name="P1">So in the perfect scenario of making 80% back on your investment every time until you run out of currency, you can add 4 times your initial investment to the value of the item. If you repeat this process just 5 times instead of infinite, you increase the value of the item by 2.7 times your initial investment. </text:p>
        </text:list-item>
        <text:list-item>
          <text:p text:style-name="P1">I will implement a delay (maybe in the order of an hour) on receiving currency earned from another’s investment in an item you either own or have an investment in. This will make the process of repeatedly investing what you earn back on your own investment much more tedious and reduce the extent to which users can multiply the influence of their currency. It will also give other users time to notice what’s going on and invest in the item themselves if they choose. Once this happens, the return from investment of an individual user will diminish from 80% and this too will reduce their ability to multiply the influence of their currency.</text:p>
        </text:list-item>
        <text:list-item>
          <text:p text:style-name="P1">This solution is not ideal because it reduces the return on an investment by legitimate means by 20% also. If the value of an item increases by a factor of e (2.718) after you invest x currency in the item, then you will have only made back 0.7x instead of 0.9x.</text:p>
        </text:list-item>
        <text:list-item>
          <text:p text:style-name="P1">Also, I would prefer that the system implements a paradigm that inherently does its purpose without need for workarounds to avoid specific vulnerabilities to “rigging the system”.</text:p>
        </text:list-item>
        <text:list-item>
          <text:p text:style-name="P1"/>
        </text:list-item>
      </text:list>
      <text:h text:style-name="Heading_20_1" text:outline-level="1">Sat 05-Dec-09</text:h>
      <text:list xml:id="list733283516" text:continue-numbering="true" text:style-name="Default_20_List">
        <text:list-item>
          <text:p text:style-name="P5">How to track all currency but still allow arbitrary division of currency?</text:p>
        </text:list-item>
        <text:list-item>
          <text:p text:style-name="P5">Detecting a user trying to multiply his currency to increase the value of his item would not be hard. It would be ineffective to try to mix up the money trail by transferring money to lots of other users before investing in the target item again, because of the tax on all investments (only means of money transfer). Therefore any attempt to inflate the value of one's item would show up as repeated investments in that item by a small no. of users. This situation should be automatically flagged to alert high level users not to level it unless it really deserves it - in which case I don't mind that the owner makes extra profit.</text:p>
        </text:list-item>
        <text:list-item>
          <text:p text:style-name="P5">It would be possible for a high level user to level such an item to help his friend or his own alternate user. This should be discouraged. Hopefully a culture can be created where people will write critical comments under users they discover doing this. This will worsen their reputation and make it harder for them to level. Similarly, users who grant level to disreputable users should have critical comments written about them which make it harder for them to level.</text:p>
        </text:list-item>
        <text:list-item>
          <text:p text:style-name="P5">I want to avoid direct punishment because it could be abused and even if only done by me, much of the behaviour that I would want to punish cannot be proved and/or is open to interpretation.</text:p>
        </text:list-item>
        <text:list-item>
          <text:p text:style-name="P5">Don’t call things spam. Any advert should simply be categorized appropriately. If advertisers try to abuse the site by flooding, they should be encouraged to use the site as intended because categorizing appropriately is likely to reach the target audience better. Users that continue to "flood" should have all their items marked to indicate as such. The company being advertised should be criticised and marked as a "flooder"- don't bother much with the user.</text:p>
        </text:list-item>
        <text:list-item>
          <text:p text:style-name="P5">No items should ever be deleted. Flooded items should all be put under the first item that said what they say, removed from other categories, and locked.</text:p>
        </text:list-item>
        <text:list-item>
          <text:p text:style-name="P5">Allow checkbox selecting of items (inc. search results) and mass actions like adding/removing/setting parents/flags. Mass Edit functionality should be selected as a page of an item (to allow selecting of its children). Search results should appear as the children of a temporary item with similar Mass Edit functionality.</text:p>
        </text:list-item>
        <text:list-item>
          <text:p text:style-name="P5">Prevent users investing in their own items. This is to stop them using the multiplier effect to boost their own worth (measured by qty invested). To use this effect it would be necessary to split the generated worth across at least 2 users i.e. by investing in each other's items. This would lead to an acceptably small boost to worth of less than 2 times actual currency used (i.e. initial investment). Since the use of earned currency in this way has an opportunity cost of investing it legitimately, which could produce excess cash exceeding that invested, it is hardly worth the trouble to invest in yourself. Unless you can get a higher level user to level your item. These methods should reduce the amount of profit made to acceptable levels if the item is granted a level up. As long as there is enough of a blow to reputation from doing this, it would not really be worth it.</text:p>
        </text:list-item>
        <text:list-item>
          <text:p text:style-name="P5">Possible names: Angor</text:p>
        </text:list-item>
      </text:list>
      <text:h text:style-name="Heading_20_1" text:outline-level="1">Tue 08-Dec-09</text:h>
      <text:list xml:id="list1640767827" text:continue-numbering="true" text:style-name="Default_20_List">
        <text:list-item>
          <text:p text:style-name="P5">Add functionality to my Search Engine to search within the results of a Google Query. This will require a Google API that allows me to send a Google Search string and receive the results as an ordered list of URLs. I can then parse the urls (all of which will be within my site) for the item id, and use that list as an additional filter for the search. The page rank returned by Google can be weighted and combined with other weighted sort mechanisms like item value, to produce the final result order.</text:p>
        </text:list-item>
      </text:list>
      <text:h text:style-name="Heading_20_1" text:outline-level="1">Wed 09-Dec-09</text:h>
      <text:list xml:id="list2046070796" text:continue-numbering="true" text:style-name="Default_20_List">
        <text:list-item>
          <text:p text:style-name="P5">Some flags (like locked) require a "level" to be specified such that only a user that level or higher can override the effects of the flag. Highest level flag is admin (maybe call this level the name of the site, which I want to work as the name of a god-like being). Level can be specified as being the same as the level of the item, so that the flag level increases with the item level. Syntax: add an optional “level” attribute to &lt;flag&gt; element.</text:p>
          <text:list>
            <text:list-item>
              <text:p text:style-name="P5">Edit: “admin” should be the name of the highest permissions level, and it should be reserved for flags that will never be edited. The user with the same name as the site should be given the level “admin”, which provides it with infinite funds and all privileges. I want to create another user which I will use as often as possible, which starts as a normal level 0 user. I will use this user to add all my contributions to the site. The admin user must be used to create Help and Documentation type items though.</text:p>
            </text:list-item>
          </text:list>
        </text:list-item>
        <text:list-item>
          <text:p text:style-name="P5">Add functionality to set server status to maintenance. This will allow any existing operations to finish and block any new requests from anyone except admin.</text:p>
        </text:list-item>
        <text:list-item>
          <text:p text:style-name="P5">Make verify_hierarchy() function which checks that all parents are matched to children and the hierarchy is consistent with the parents of each item. Parents are considered correct and the hierarchy and children elements are checked against parents.</text:p>
        </text:list-item>
        <text:list-item>
          <text:p text:style-name="P5">History: each user request that causes changes is a transaction. A transaction contains events like create_item, add_parent, modify_document. Modify events store old and new value; can be inverted. add_parent has inverse remove_parent. create item inverse is several events: add_parent(trash), add_flag(locked). </text:p>
        </text:list-item>
        <text:list-item>
          <text:p text:style-name="P5">Design principles: no data is ever deleted; all actions are reversible.</text:p>
        </text:list-item>
        <text:list-item>
          <text:p text:style-name="P5">Store whole items at each revision in history container. Maybe users too. Consider storing most user info in linked item.</text:p>
        </text:list-item>
        <text:list-item>
          <text:p text:style-name="P5">User’s item automatically draws specific info from user data. I can't think what info that would be. User item has subitems: Profile (editable by owner only), user History, Comments.</text:p>
          <text:list>
            <text:list-item>
              <text:p text:style-name="P5">Edit: user item is owned by user and allows the display of a profile. Provide a template profile on user creation. Item is locked/barren (can't have more children) at Level admin, with subitems Comments, User History, User’s Items, User’s Investments.</text:p>
            </text:list-item>
          </text:list>
        </text:list-item>
        <text:list-item>
          <text:p text:style-name="P5">“User’s Items” item should simply be a parent of all the items made by that user. Whenever an item is created, the author’s item should be added as a parent. An optional attribute for the &lt;parent&gt; element needs to be available to make it permanent. Syntax: @locked = $level, where $level is the minimum level required to override the lock. In the case of the author’s item being the parent of every item that user creates, @locked = “admin”. This effectively means that this parent is permanent, possibly even for “deleted” items. Since deleted simply means sent to trash, this is fine from a design perspective. I think items will mostly be sent to trash if they are an abuse of some rule, if they are flood items, or if they just contain gobbledygook or something. If a user has created any such item, it should be visible to all, so the item should remain in that user’s “User’s Items” item.</text:p>
        </text:list-item>
        <text:list-item>
          <text:p text:style-name="P5">“User History” item should also contain subitems, one for each action the user has taken in the site. Users can than add comments under actions to approve or disapprove of them, and actions can be invested in as a way of approving of them.</text:p>
          <text:list>
            <text:list-item>
              <text:p text:style-name="P5">It would be useful if an action that was generally disapproved of showed up obviously so that people glancing over a user’s history can easily tell if they have done anything inappropriate or suspicious. Since negative voting does not fit the investment based voting mechanism of the site, this is not an option. However, items that are marked as criticisms and receive a lot of investment should show up in the parent item as a negative gauge of opinion. </text:p>
            </text:list-item>
            <text:list-item>
              <text:p text:style-name="P5">Two additional gauges should be added to items, which are sort of one degree of separation from direct investment in the item. One gauge measures the total investment in comments marked +ve and the other gauge measures total investment in comments marked –ve. If an item is marked “barren” (meaning it can’t have more children), then comments are taken from the “comments” subitem. Otherwise, any direct subitems marked as +ve or –ve comments contribute to these two extra gauges.</text:p>
            </text:list-item>
            <text:list-item>
              <text:p text:style-name="P5">This system maybe dangerous since an item’s parents can be changed, so an item marked as a –ve (or +ve) comment that has a large worth could have additional parents added to it. These parents would then have their 2<text:span text:style-name="T2">nd</text:span> degree gauge’s affected by the new subitem, even though the comment might not be about them. To avoid this problem, a comment should have the target of the comment stored in its metadata. </text:p>
            </text:list-item>
            <text:list-item>
              <text:p text:style-name="P5">I’m starting to dislike this whole idea because it’s getting messy. To allow efficient calculation of the 2<text:span text:style-name="T2">nd</text:span> degree gauges of value in each item, they would have to store a list of +ve &amp; -ve comments. The actual value of this 2<text:span text:style-name="T2">nd</text:span> degree gauge would have to be calculated on every item request and this would significantly slow load time, especially if the gauge is to appear in all listed subitems as would be desired.</text:p>
            </text:list-item>
            <text:list-item>
              <text:p text:style-name="P5">I still want an effective but simple way to highlight user actions that should be taken into account when a higher level user is deciding whether to grant them a level or not.</text:p>
            </text:list-item>
            <text:list-item>
              <text:p text:style-name="P5">Possible resolution: every comment under a User action should also automatically appear under the User’s “Comments” item. +ve and –ve comments should have some visual indication of their bias. It is now easy to get a crude but quick overview of a user’s reputation by seeing the distribution of highly ranked +ve and –ve comments that will appear at the top of the comment list.</text:p>
            </text:list-item>
          </text:list>
        </text:list-item>
        <text:list-item>
          <text:p text:style-name="P5">“User’s Investments” item should contain subitems; one for each investment the User has made. In the same was as User History, this allows comments to be made about the investments, praising or criticising them.</text:p>
        </text:list-item>
        <text:list-item>
          <text:p text:style-name="P5">When a user creates an item under an official “comments” item (which will always be a subitem of a “barren” item, it will automatically be given the metadata: “comment”, with the parent of the “comments” item being the target. The user should be asked whether the comment is +ve or –ve or neither when they first create the item.</text:p>
        </text:list-item>
        <text:list-item>
          <text:p text:style-name="P5">Creating a user only requires username &amp; password. Any private user info like payment details is stored in Settings. Hence there is no need for a User management page. Settings should be an item under Home with each setting an ancestor item of the Settings item. The unique thing about settings items is that they will contain forms that pull data from and send data to the user's private settings.</text:p>
        </text:list-item>
        <text:list-item>
          <text:p text:style-name="P5">New design principle: every page in the site is in the item hierarchy. I.e. all urls start with an item id; even resources like images.</text:p>
        </text:list-item>
        <text:list-item>
          <text:p text:style-name="P5">For Document field, allow all html except forms <text:s/>&amp; javascript. Also ban tags: &lt;html&gt;, &lt;header&gt;, &lt;body&gt;. Styles can be inline styles or embedded (or whatever you call it when styles are defined in the html document instead of in separate css file).</text:p>
        </text:list-item>
        <text:list-item>
          <text:p text:style-name="P5">All site functionality should be available with javascript turned off. This would require defining different implementations of some functionality if javascript is off. </text:p>
        </text:list-item>
        <text:list-item>
          <text:p text:style-name="P5">if javascript is off, document editor should simply be a text box that allows entering html as text. The html will be verified when it is sent to server. This method is not very accessible to people not familiar with html, but since it will be a minority of people who have no javascript this is acceptable. Suggestions can be given for generating html with another application.</text:p>
          <text:list>
            <text:list-item>
              <text:p text:style-name="P5">Editing other fields like metadata may also require some innovation without javascript. Metadata nodes should be chosen from a dropdown list and the type of data given to a particular metadata node can be different depending on the metadata node chosen, which causes a dilemma for static non-javascript forms.</text:p>
            </text:list-item>
            <text:list-item>
              <text:p text:style-name="P5">One possibility for metadata is to make it a textarea field and expect the user to work out the correct syntax (which must of course go through an advanced validation system). This could be realistic. Tutorials for editing metadata directly as xml text could be linked to.</text:p>
            </text:list-item>
            <text:list-item>
              <text:p text:style-name="P5">I think the plain block of text approach is the only way to go for non-javascript access. As long as proper validation is used, this shouldn’t create a security issue. Advanced users may want to use this method of data entry even if they have javascript.</text:p>
            </text:list-item>
          </text:list>
        </text:list-item>
        <text:list-item>
          <text:p text:style-name="P5">For those with javascript, provide a simple html based rich text editor similar to Google Docs. Provide option to show (and allow editing of) the raw html being produced by the editor.</text:p>
        </text:list-item>
        <text:list-item>
          <text:p text:style-name="P5">Make an item under Home called Featured Items, which is just a list of my favourite items.</text:p>
        </text:list-item>
        <text:list-item>
          <text:p text:style-name="P5">Add a link to every item called “Top 100”, which simply links to an empty search with parameters in the url to show the first 100 items on one page, overriding the user’s “items per page” setting. This means that for items with less than 100 ancestors, less than 100 items will be displayed, and for items with more than 100 ancestors, a next page button will be visible.</text:p>
        </text:list-item>
        <text:list-item>
          <text:p text:style-name="P5">Parameters like default sort order, items per page etc. can be defined in url. If not specified, the default (given by the relevant setting) is used.</text:p>
        </text:list-item>
        <text:list-item>
          <text:p text:style-name="P5">Allow custom sort specification to be defined in url by specifying weightings for various valuation factors like Google rank, worth, author worth, user specific relevance (an advanced and difficult to implement feature that I probably won’t add early on).</text:p>
        </text:list-item>
        <text:list-item>
          <text:p text:style-name="P5">It might be realistic to abandon the Settings, History and Investments Containers altogether and simply use items to represent Settings, Events, and Investments with metadata specifying data that needs to be read programmatically.</text:p>
        </text:list-item>
        <text:list-item>
          <text:p text:style-name="P5">Item &lt;flags&gt; element options:</text:p>
          <text:list>
            <text:list-item>
              <text:p text:style-name="P5">Locked (@level,@owner_level): prevents editing of &lt;title&gt;, &lt;summary&gt;,&lt;document&gt;,&lt;metadata&gt; fields. By default @level = $item_level + 2, @owner_level = 0.</text:p>
            </text:list-item>
            <text:list-item>
              <text:p text:style-name="P5">Barren(@level,@owner_level): prevents adding children to this item.</text:p>
            </text:list-item>
            <text:list-item>
              <text:p text:style-name="P5">@level=$level, means a user must be at least level $level to override effects of flag. This doesn’t apply to item owner</text:p>
            </text:list-item>
            <text:list-item>
              <text:p text:style-name="P5">@owner_level=$level, means the item owner must be at least level $level to override the effects of the flag. The value of $level will usually be one either 0, “admin”, or the same as @level.</text:p>
            </text:list-item>
          </text:list>
        </text:list-item>
        <text:list-item>
          <text:p text:style-name="P5">Bullying of specific users is very possible because of the ability of high level users to edit lower level items. One disincentive to bullying is that it will appear as bad reputation which will make it harder to level. The problem with this is that a user can get to a relatively high level by acting honestly, and suddenly turn into a bully. It may be difficult for that user to gain any more levels, but he is already a high enough level to continue bullying lower level users and even high level users because he can edit their low level items. </text:p>
          <text:list>
            <text:list-item>
              <text:p text:style-name="P5">It will therefore be necessary for direct punishment to be applied to users, such as losing levels. </text:p>
            </text:list-item>
            <text:list-item>
              <text:p text:style-name="P5">A user must be two levels higher than another user to grant them a level. They must be 3 (or maybe even 4) levels higher to take away a level. This should be done very sparingly.</text:p>
            </text:list-item>
            <text:list-item>
              <text:p text:style-name="P5">The privileges that come with having a high level should be kept somewhat separate from a user’s worth. If a user is very good at playing the site and contributes a lot of value (hopefully these two traits match up pretty well), then they should not be prevented from continuing to contribute their ideas, even if they turn out to be a bully and their privileges must be reduced.</text:p>
            </text:list-item>
            <text:list-item>
              <text:p text:style-name="P5">Privileges may have to be reduced in the worst case of a user accidently creating destructive edits. This situation is likely to be quite subjective and reducing a user’s level should be a last resort to give them the message that they need to listen to suggestions to improve the way they make edits. Obviously the existence of suggestions to change their editing behaviour is a prerequisite for going to the extreme length of reducing their level.</text:p>
            </text:list-item>
            <text:list-item>
              <text:p text:style-name="P5">The disadvantages of having a reduced level as a user (lower than worth should allow), are:</text:p>
              <text:list>
                <text:list-item>
                  <text:p text:style-name="P5">Less power to edit other items (and in rare cases their own items).</text:p>
                </text:list-item>
                <text:list-item>
                  <text:p text:style-name="P5">When users sort items by author worth, their items will appear lower because Level is a more powerful weighting factor than worth.</text:p>
                </text:list-item>
              </text:list>
            </text:list-item>
            <text:list-item>
              <text:p text:style-name="P5">It may be necessary in the worst case scenario to actually ban a user from access to the site. I can’t think of a good reason to do this and I want to keep it that way, because I believe a positive approach will help reduce wrongdoing by contributing to a positively oriented culture in the site.</text:p>
            </text:list-item>
            <text:list-item>
              <text:p text:style-name="P5">Offences such as denial of service attacks, flooding etc. need to be dealt with by blocking IP addresses because any number of level 0 users can be created. I might disable the level 0 accounts as well in these cases, but this would not be that important.</text:p>
            </text:list-item>
            <text:list-item>
              <text:p text:style-name="P5">Vandalism offences and bullying can be dealt with by reducing level and don’t require banning account.</text:p>
            </text:list-item>
            <text:list-item>
              <text:p text:style-name="P5">If a user is punished by having their level reduced, it may make sense to change the permissions on changing their level so that a high level user is required to undo the punishment and start granting levels again.</text:p>
            </text:list-item>
          </text:list>
        </text:list-item>
        <text:list-item>
          <text:p text:style-name="P5">If Settings, Investments, and Events are all stored in Items, with the details specified by metadata, then the only Containers required are Users, Items and Hierarchy. </text:p>
        </text:list-item>
        <text:list-item>
          <text:p text:style-name="P5">Settings will store the default values in &lt;metadata&gt;, description in the &lt;summary&gt; element, and a form for specifying custom user settings in the &lt;document&gt; element. This system also allows comments to be added under each setting which elaborate on or critique the functionality of that setting.</text:p>
        </text:list-item>
        <text:list-item>
          <text:p text:style-name="P5">The History container may still be necessary to store copies of each revision of an item. </text:p>
        </text:list-item>
        <text:list-item>
          <text:p text:style-name="P5">Another alternative for storing revisions is to copy an item to a new item and then edit the original. This seems more consistent with the design pattern of other functionality. </text:p>
          <text:list>
            <text:list-item>
              <text:p text:style-name="P5">It may be misleading that the ID of the historical revisions would be different from what they had been when they were the current item.</text:p>
            </text:list-item>
            <text:list-item>
              <text:p text:style-name="P5">When an item is edited, the old item is copied to a locked historical item with a new ID, then the original item is changed.</text:p>
            </text:list-item>
            <text:list-item>
              <text:p text:style-name="P5">How can all the information stored in an item be captured in a new item which is located in a different place and has different permissions and flags? I.e. if the &lt;parents&gt; element of the revision is to be captured in the item that stores this revision, then it can’t be stored in the new item’s &lt;parents&gt; element, because that must be changed so that the historical revision items only appear under the History subitem of the original item.</text:p>
            </text:list-item>
            <text:list-item>
              <text:p text:style-name="P5">Another problem: this would entail accessing an Item’s History by finding a subitem named “History”, but this would be messy at best, and impractical for an item with many subitems. The reason this system works with User Investments and such is because the User’s item is barren and has a small number of direct subitems. </text:p>
            </text:list-item>
            <text:list-item>
              <text:p text:style-name="P5">I think it will be necessary to have a History container that simply stores entire items (with the original ID), as revisions. Since revisions do not need to be able to allow subitems to be created, this system is fine.</text:p>
            </text:list-item>
          </text:list>
        </text:list-item>
        <text:list-item>
          <text:p text:style-name="P5">Another question is where Investment items should go. </text:p>
          <text:list>
            <text:list-item>
              <text:p text:style-name="P5">I like the idea of making Settings and Actions into standard items, because it allows comments to be added as subitems to them, and Investments in them.</text:p>
            </text:list-item>
            <text:list-item>
              <text:p text:style-name="P5">It may not be practical to make Investments into items because it would create a recursive issue in which investments have investments as subitems. There are various other issues with it, and I don’t think the concept really makes much sense. It is not really necessary (or sensible) to be able to Invest in an Investment.</text:p>
            </text:list-item>
            <text:list-item>
              <text:p text:style-name="P5">The question remains: how to provide a list of Investments made by a user, as well as a list of Investments in a particular item, in a simple and cohesive manner.</text:p>
            </text:list-item>
            <text:list-item>
              <text:p text:style-name="P5">Investments in an item can appear under the Item subpage “Investments”. That was the system I had already planned.</text:p>
            </text:list-item>
          </text:list>
        </text:list-item>
        <text:list-item>
          <text:p text:style-name="P5">The History subpage should show a list of items almost exactly the same as normal items except without “add subitem” option. Each revision item should have an additional header stating info about the revision. Info includes revision number, editor, editor level at the time of edit, timestamp of edit (also indicated by the date_modified value of each revision), fields changed.</text:p>
          <text:list>
            <text:list-item>
              <text:p text:style-name="P5">The first revision should state “<text:span text:style-name="T3">created </text:span>by &lt;user&gt; at time &lt;timestamp&gt;”</text:p>
            </text:list-item>
            <text:list-item>
              <text:p text:style-name="P5">All subsequent revision should state “<text:span text:style-name="T3">modified</text:span> by &lt;user&gt; at time &lt;timestamp&gt;”</text:p>
            </text:list-item>
            <text:list-item>
              <text:p text:style-name="P5">Last revision is the current item.</text:p>
            </text:list-item>
            <text:list-item>
              <text:p text:style-name="P5">Each revision can be opened to show the full document. </text:p>
            </text:list-item>
            <text:list-item>
              <text:p text:style-name="P5">The address of a specific revision is &lt;domain&gt;/&lt;item id&gt;/History/&lt;revision number&gt;</text:p>
            </text:list-item>
            <text:list-item>
              <text:p text:style-name="P5">Item data like &lt;parents&gt;, &lt;flags&gt; are kept in each revision, but have no effect. Historical revisions only appear in this context: under the History subpage of the Item.</text:p>
            </text:list-item>
          </text:list>
        </text:list-item>
        <text:list-item>
          <text:p text:style-name="P5">URL format:</text:p>
          <text:list>
            <text:list-item>
              <text:p text:style-name="P5">All URLs start with an Item ID</text:p>
            </text:list-item>
            <text:list-item>
              <text:p text:style-name="P5">Site resources are found at &lt;domain&gt;/0/resources/</text:p>
            </text:list-item>
            <text:list-item>
              <text:p text:style-name="P5">User resources like avatar images are found at &lt;domain&gt;/&lt;user’s item id&gt;/resources/</text:p>
            </text:list-item>
            <text:list-item>
              <text:p text:style-name="P5">Item resources are found at &lt;domain&gt;/&lt;item id&gt;/resources/</text:p>
            </text:list-item>
            <text:list-item>
              <text:p text:style-name="P5">Item subpages are found at &lt;domain&gt;/&lt;item id&gt;/&lt;subpage&gt;</text:p>
            </text:list-item>
            <text:list-item>
              <text:p text:style-name="P5">Subitems of subpages, like historical revisions are found at e.g. &lt;domain&gt;/&lt;item id&gt;/History/&lt;revision number&gt;</text:p>
            </text:list-item>
          </text:list>
        </text:list-item>
        <text:list-item>
          <text:p text:style-name="P5">Extension of the &lt;flags&gt; concept: replace &lt;flags&gt; element with &lt;permissions&gt;, @type, &lt;metadata&gt;</text:p>
          <text:list>
            <text:list-item>
              <text:p text:style-name="P5">&lt;permissions&gt; element defines users’ ability to edit each element of an item</text:p>
              <text:list>
                <text:list-item>
                  <text:p text:style-name="P5">Format: &lt;children @level=”$level” @level_owner=”$level” <text:s/>@level_edit=”$level” /&gt;</text:p>
                  <text:list>
                    <text:list-item>
                      <text:p text:style-name="P5">@level defines permissions for all users except item owner</text:p>
                    </text:list-item>
                    <text:list-item>
                      <text:p text:style-name="P5">@level_owner defines permissions for the owner of the item</text:p>
                    </text:list-item>
                    <text:list-item>
                      <text:p text:style-name="P5">@level_edit defines level required to edit these permissions. If this value is not “admin” it will probably be defined with reference to the variable $item_level. Editing this attribute requires admin permissions.</text:p>
                    </text:list-item>
                    <text:list-item>
                      <text:p text:style-name="P5">$level = “$item + 2” means only users at least 2 levels higher than the item level can edit this field. This variable-in-an-attribute functionality may require something like an “eval()” function to implement. Security needs to be taken into account here.</text:p>
                    </text:list-item>
                    <text:list-item>
                      <text:p text:style-name="P5">$level = “admin” means only an admin level user can edit this field</text:p>
                    </text:list-item>
                    <text:list-item>
                      <text:p text:style-name="P5">$level = “3” means only level 3 users or higher can edit this field</text:p>
                    </text:list-item>
                  </text:list>
                </text:list-item>
                <text:list-item>
                  <text:p text:style-name="P5">Other permission targets (children is used in the format example):</text:p>
                  <text:list>
                    <text:list-item>
                      <text:p text:style-name="P5">Parents (individual parents may also require specific permission to edit. This is specified by @level, @level_owner (&amp; maybe @level_edit) attributes of the specific &lt;parent&gt; element.</text:p>
                    </text:list-item>
                    <text:list-item>
                      <text:p text:style-name="P5">Title, Summary, Document (might be put under a single permissions target).</text:p>
                    </text:list-item>
                    <text:list-item>
                      <text:p text:style-name="P5">Metadata (further permissions may apply to children elements of &lt;metadata&gt; but these will be specified as attributes of those children in the same was as individual &lt;parent&gt; elements described above.)</text:p>
                    </text:list-item>
                    <text:list-item>
                      <text:p text:style-name="P5">Level (ability to grant this item a levelup.)</text:p>
                    </text:list-item>
                    <text:list-item>
                      <text:p text:style-name="P7">level_premature (ability to grant a level to an item that does not meet the target worth for that level.)</text:p>
                    </text:list-item>
                  </text:list>
                </text:list-item>
              </text:list>
            </text:list-item>
            <text:list-item>
              <text:p text:style-name="P5">@type attribute of the &lt;item&gt; element gives a categorization from a list of mutually exclusive options. This categorization is deeply tied up with the functionality of the item.</text:p>
              <text:list>
                <text:list-item>
                  <text:p text:style-name="P5"><text:span text:style-name="T3">Comments</text:span>: the “comments” subitem that goes under an item with &lt;children&gt; permission level greater than 0.</text:p>
                </text:list-item>
                <text:list-item>
                  <text:p text:style-name="P5"><text:span text:style-name="T3">user_item</text:span>: the item that represents a particular user. I may give this item unique features to allow access to the User’s Investment and Action history.</text:p>
                </text:list-item>
                <text:list-item>
                  <text:p text:style-name="P5"><text:span text:style-name="T3">Action</text:span>: an item which represents a user action</text:p>
                </text:list-item>
                <text:list-item>
                  <text:p text:style-name="P5"><text:span text:style-name="T3">Setting</text:span>: an item that provides an interface to edit user specific settings. Settings items allow html forms in the &lt;Document&gt; element.</text:p>
                </text:list-item>
                <text:list-item>
                  <text:p text:style-name="P5"><text:span text:style-name="T3">Normal</text:span>: all other items</text:p>
                </text:list-item>
              </text:list>
            </text:list-item>
            <text:list-item>
              <text:p text:style-name="P5">&lt;metadata&gt; element contains dynamic data that can be added to by users. Metadata is used for example in &lt;Action&gt; items to specify such data as the Xpath address of the edit, the old and the new value. This data can be used to reverse the actions. There is a specific set of metadata tags available to Normal items (and a potentially different list available to other item types). Users can request additions to this list. This is similar to the system that will be used for html markup where only specific @class attributes are allowed, but the list can be increased by user requests. Examples:</text:p>
              <text:list>
                <text:list-item>
                  <text:p text:style-name="P5">&lt;link_request /&gt; request that a link be created between two items. Note: I am uncertain whether I will implement the “link” concept because it seems messy. The primary situation it caters for is categories <text:s/>that would be named differently depending on the parent category. I would rather items be named such that they can be placed under all the appropriate parents without requiring different names depending on the parent category.</text:p>
                </text:list-item>
                <text:list-item>
                  <text:p text:style-name="P5">&lt;edit_request&gt; request that a higher level user alters a particular item. Description of change requested is put in summary or document. This metadata tag could also be extended to allow a fuller description of the change requested, in the metadata.</text:p>
                </text:list-item>
                <text:list-item>
                  <text:p text:style-name="P5">&lt;suggestion&gt; suggest a way to improve the site or an item.</text:p>
                </text:list-item>
                <text:list-item>
                  <text:p text:style-name="P5">&lt;question&gt; this item is a question for which an answer is requested, with the implication that a good answer will probably be rewarded by the question asker, with an investment in the good answer.</text:p>
                </text:list-item>
                <text:list-item>
                  <text:p text:style-name="P5">&lt;answer @question=”$id”&gt; this is an answer to a particular question. The question will be one of this item’s Parents. New subitems of Questions will default to this flag.)</text:p>
                </text:list-item>
                <text:list-item>
                  <text:p text:style-name="P5">&lt;admin_alert /&gt; this item was created by Admin and contains important information that concerns the parent item.</text:p>
                </text:list-item>
                <text:list-item>
                  <text:p text:style-name="P5">&lt;acknowledgements&gt; can contain multiple &lt;acknowledgement&gt; children which contain references to websites, people, books etc. from which some of the information in this item was drawn.</text:p>
                </text:list-item>
              </text:list>
            </text:list-item>
          </text:list>
        </text:list-item>
        <text:list-item>
          <text:p text:style-name="P5">Add <text:a xlink:type="simple" xlink:href="../../../../../../../D:%5CMy%20Dropbox%5CProjects%5CZutha%5Cnowhere">(?)</text:a> links to various places in the site, which link to a relevant help item. Such links should open in a new tab because they will often appear on pages containing forms and the form data could be lost of the user opens a link in the normal way. Examples:</text:p>
          <text:list>
            <text:list-item>
              <text:p text:style-name="P5">When creating a new subitem, two parents will be added by default and editing these parents will be disabled. The two parents will be the item from which the “create subitem” button was clicked, and the “User’s Items” subitem of the User’s Item. Add <text:a xlink:type="simple" xlink:href="../../../../../../../G:%5CProjects%5CInfoMarket%5Cnowhere">(?)</text:a> link next to the disabled parent fields which links to an explanation for why the field is disabled.</text:p>
            </text:list-item>
          </text:list>
        </text:list-item>
        <text:list-item>
          <text:p text:style-name="P5">Put a list of links to useful searches somewhere on the site. Examples:</text:p>
          <text:list>
            <text:list-item>
              <text:p text:style-name="P5">Find all comments about any of your items that were created within the last x days.</text:p>
            </text:list-item>
            <text:list-item>
              <text:p text:style-name="P5">Find all unread comments about any of your items</text:p>
            </text:list-item>
          </text:list>
        </text:list-item>
        <text:list-item>
          <text:p text:style-name="P5">Make functionality to add useful searches for easy access within the site. This can be done with bookmarks, but it could be useful to have access to useful searches from anywhere and this can be done by storing the searches on the server.</text:p>
          <text:list>
            <text:list-item>
              <text:p text:style-name="P5">This list should initially (at user create time) contain a default set of useful searches which can be edited by the user.</text:p>
            </text:list-item>
            <text:list-item>
              <text:p text:style-name="P5">Help about this function should link to an item designated to Useful Searches, with community contributions etc.</text:p>
            </text:list-item>
          </text:list>
        </text:list-item>
        <text:list-item>
          <text:p text:style-name="P5">Add a read/unread flag to items. Since this is specific to each user, it may make most sense to store this information as a list of “read” items under the User document.</text:p>
        </text:list-item>
        <text:list-item>
          <text:p text:style-name="P5">Necessary Containers: Items, Users, History, Hierarchy, Statistics</text:p>
        </text:list-item>
        <text:list-item>
          <text:p text:style-name="P5">Investments should be as Action Items which can be listed under User’s Actions. The Investments subpage of an Item should generate a summary of Investments from the relevant Investment Action items.</text:p>
          <text:list>
            <text:list-item>
              <text:p text:style-name="P5">Information stored in an Investment Action Item:</text:p>
              <text:list>
                <text:list-item>
                  <text:p text:style-name="P5">a human friendly summary of the information like “barneyii invested $1000 in the item 4REW – ‘Photovoltaic Technologies’ at time 2010-06-11 9:26:14 PM”</text:p>
                </text:list-item>
                <text:list-item>
                  <text:p text:style-name="P5">the worth of the item at the time of investment</text:p>
                </text:list-item>
                <text:list-item>
                  <text:p text:style-name="P5">the level of the item at the time of investment</text:p>
                </text:list-item>
              </text:list>
            </text:list-item>
            <text:list-item>
              <text:p text:style-name="P5">The new design principle is that information about an Item should be organised under subpages of that item, whereas information about a User should be stored as items which can be organised under a finite set of subitems of the User’s Item.</text:p>
            </text:list-item>
            <text:list-item>
              <text:p text:style-name="P5">The Investments subpage of an Item needs to draw add_level Actions specific to that item as well, because levelups should be shown in the Item’s Investment history table.</text:p>
            </text:list-item>
            <text:list-item>
              <text:p text:style-name="P5">Investments subpage representation should show a cut down version of Investment items in an unalterable timeline order, with levelup events included in the timeline. Each Investment or levelup event should be accompanied by a link to the actual Event/Action Item.</text:p>
            </text:list-item>
          </text:list>
        </text:list-item>
        <text:list-item>
          <text:p text:style-name="P5">Types of Action items:</text:p>
          <text:list>
            <text:list-item>
              <text:p text:style-name="P5">Create user</text:p>
            </text:list-item>
            <text:list-item>
              <text:p text:style-name="P5">Create item</text:p>
            </text:list-item>
            <text:list-item>
              <text:p text:style-name="P5">Edit item (this is the container/transaction item. It contains subitems defining the specific fields edited)</text:p>
              <text:list>
                <text:list-item>
                  <text:p text:style-name="P5">Edit title</text:p>
                </text:list-item>
                <text:list-item>
                  <text:p text:style-name="P5">Edit summary</text:p>
                </text:list-item>
                <text:list-item>
                  <text:p text:style-name="P5">Edit document</text:p>
                </text:list-item>
                <text:list-item>
                  <text:p text:style-name="P5">Add parent</text:p>
                </text:list-item>
                <text:list-item>
                  <text:p text:style-name="P5">Remove parent</text:p>
                </text:list-item>
                <text:list-item>
                  <text:p text:style-name="P5">Edit parent permissions (change the editing permissions on a single parent)</text:p>
                </text:list-item>
                <text:list-item>
                  <text:p text:style-name="P5">Add metadata (add a metadata child)</text:p>
                </text:list-item>
                <text:list-item>
                  <text:p text:style-name="P5">Remove metadata (remove a metadata child)</text:p>
                </text:list-item>
                <text:list-item>
                  <text:p text:style-name="P5">Edit metadata (edit the value of a metadata child)</text:p>
                </text:list-item>
                <text:list-item>
                  <text:p text:style-name="P5">Edit metadata permissions (change the editing permissions on a single metadata child)</text:p>
                </text:list-item>
                <text:list-item>
                  <text:p text:style-name="P5">Edit permission (change editing permissions for a specific field – or field group in the case of title, summary, document)</text:p>
                </text:list-item>
              </text:list>
            </text:list-item>
            <text:list-item>
              <text:p text:style-name="P5">Add_level</text:p>
            </text:list-item>
            <text:list-item>
              <text:p text:style-name="P5">Take_level</text:p>
            </text:list-item>
            <text:list-item>
              <text:p text:style-name="P5">Investment</text:p>
            </text:list-item>
          </text:list>
        </text:list-item>
        <text:list-item>
          <text:p text:style-name="P5">All Action Items should be owned by the User that did the Action, but all Action Items are locked for editing by anyone except admin (which means they are never edited)</text:p>
        </text:list-item>
        <text:list-item>
          <text:p text:style-name="P5">The names of Action items can be an extended, human friendly description of the action because the name does not need to be considered when the item is processed by the computer (e.g. for reversing an action).</text:p>
        </text:list-item>
        <text:list-item>
          <text:p text:style-name="P5">When editing &lt;metadata&gt; or &lt;parents&gt; in no-javascript mode, subitems that you do not have permission to edit will be shown outside the textarea field. Trying to put these locked subitems in the textarea field will fail validation.</text:p>
          <text:list>
            <text:list-item>
              <text:p text:style-name="P5">To remove a &lt;parent&gt; or &lt;metadata&gt; child in no-javascript mode, the xml element just needs to be remove from the raw text. This might involved removing the text “&lt;parent&gt;TR5Q&lt;/parent&gt;” from a sequence of such &lt;parent&gt; elements in xml form.</text:p>
            </text:list-item>
          </text:list>
        </text:list-item>
        <text:list-item>
          <text:p text:style-name="P5">Granting (or taking away) a level should be done on the User’s Item. </text:p>
        </text:list-item>
        <text:list-item>
          <text:p text:style-name="P5">I’ve changed my mind again about the content of the User’s Item. </text:p>
          <text:list>
            <text:list-item>
              <text:p text:style-name="P5">It should be locked to edits by anyone except admin, but be owned by the User. </text:p>
            </text:list-item>
            <text:list-item>
              <text:p text:style-name="P5">It should contain simple information (not personal information) about the User. </text:p>
            </text:list-item>
            <text:list-item>
              <text:p text:style-name="P5">It should include buttons to grant or take a level if those options are relevant and available to the viewing user.</text:p>
            </text:list-item>
            <text:list-item>
              <text:p text:style-name="P5">It should contain info regarding the suitability of this User to be levelled. This is probably not going to be used for most Users. It will only be put on the User’s Item page of badly misbehaving Users as an alert to higher level User who are considering granting them a level.</text:p>
            </text:list-item>
            <text:list-item>
              <text:p text:style-name="P5">It should contain links to all its subitems (these links are superfluous of course – they are mainly just to give this item some more content)</text:p>
            </text:list-item>
            <text:list-item>
              <text:p text:style-name="P5">A Profile subitem should be available to editing only by the User it applies to.</text:p>
            </text:list-item>
          </text:list>
        </text:list-item>
      </text:list>
      <text:h text:style-name="Heading_20_1" text:outline-level="1">Thu 10-Dec-09</text:h>
      <text:list xml:id="list465399965" text:continue-numbering="true" text:style-name="Default_20_List">
        <text:list-item>
          <text:p text:style-name="P5">create_item event has subitems specifying modification of each field (with old value being blank)</text:p>
        </text:list-item>
        <text:list-item>
          <text:p text:style-name="P5">For every Action that can be done in the site, first create the action Items, then “run” the action items. </text:p>
          <text:list>
            <text:list-item>
              <text:p text:style-name="P5">This design principle may allow admin to create and “run” advanced Actions with xml in a more flexible way than can be created with the site interface. </text:p>
            </text:list-item>
            <text:list-item>
              <text:p text:style-name="P5">Actions should also be designed to be able to be run multiple times, though this should never happen in the normal operation of the site.</text:p>
            </text:list-item>
            <text:list-item>
              <text:p text:style-name="P5">Create_item actions need to be generic, so not store a particular item ID, but every time they are run they’d have to store the ID of the item the action created in order to maintain reversibility.</text:p>
            </text:list-item>
            <text:list-item>
              <text:p text:style-name="P5">I’m starting to dislike this idea. The original purpose of actions was to record a detailed history of all actions taken in the site, and to potentially allow reversal of actions in the case of an extensive vandalism attack.</text:p>
            </text:list-item>
            <text:list-item>
              <text:p text:style-name="P5">I think I will stick to the principle that Action/Event items are only created when the Action is requested, and they are immediately performed. If an action needs to be reversed, a reverse_action() function should create an opposite Action item, and then run that.</text:p>
            </text:list-item>
          </text:list>
        </text:list-item>
        <text:list-item>
          <text:p text:style-name="P5">Event items obviously do not generate event items on creation (or an infinite loop would occur)</text:p>
        </text:list-item>
        <text:list-item>
          <text:p text:style-name="P5">Investment Event has Payment subevents, specifying every individual payment to a User (or the treasury in the case of a tax), with payment source being the investor.</text:p>
        </text:list-item>
        <text:list-item>
          <text:p text:style-name="P5">Granting a level Event also has Payment subevents, with Treasury being Payment source. "Action doer"/Event owner should be the User that granted the LevelUp.</text:p>
        </text:list-item>
        <text:list-item>
          <text:p text:style-name="P5">In statistics, record flow of currency in and out of treasury to keep track of total currency in the economy.</text:p>
        </text:list-item>
        <text:list-item>
          <text:p text:style-name="P5">Example Scenarios to explore the flexibility required in the Permissions system</text:p>
          <text:list>
            <text:list-item>
              <text:p text:style-name="P5">A new item is created by a level 4 user. He wants to make it a category parent item, which means it has a finite set of sub-categories under which items can be added, but new items should not be carelessly added directly under this category parent item. This requires setting permissions on children to prevent low level users from adding children. The item creator should be able to set permission to a maximum of level 4 (his own level). Let’s say the owner sets @level=”4”. This means other users must be at least level 4 to add children to this item. A level 6 user might decide the item in question is causing too much dispute and that the decision making about its children needs to go to a higher authority. He sets @level=”6”. It could make sense here that the item owner also, is banned from editing children because he is less than level 6. Maybe it is not necessary to give an item owner inherently more privileges over editing his own item than other users.</text:p>
              <text:list>
                <text:list-item>
                  <text:p text:style-name="P5">By default, &lt;children&gt; permission should be missing, which is the same as both attributes being set to level 0. This means anyone can make a “category parent” item, but they can only prevent users of a lower level than themselves from editing children.</text:p>
                </text:list-item>
              </text:list>
            </text:list-item>
            <text:list-item>
              <text:p text:style-name="P5">An item should require a user 2 levels above the item level to grant it a level. A user should not be able to level his own item. A level cannot be taken away from an item. I cannot think of a situation where a single item should need different permissions than all the others in terms of levelling. This could allow it to be a globally set permission. &lt;level&gt; would then not be a subitem of &lt;permissions&gt; and level wouldn’t be managed with the permissions system. The level_premature permissions target does not apply to items because an item should never be able to be levelled prematurely. A user can be levelled prematurely, however.</text:p>
            </text:list-item>
            <text:list-item>
              <text:p text:style-name="P5">Levelling users requires more flexibility with permissions. A user must be at least two levels above another user to grant him a level. Levelling a user prematurely should require a higher level (maybe 3 or 4 levels above). Taking a level away should also require a higher level (perhaps 3 or 4 levels above also). If a level is taken away from a user, it should be more difficult for that user to level than another user at that level.</text:p>
            </text:list-item>
            <text:list-item>
              <text:p text:style-name="P5">By default, low level users should not be able to edit other people’s items because low level user cannot be policed - you can easily create large numbers of them, especially level 0 users. All fields except &lt;children&gt; should by default require say, level 3, to edit. This means that users below level 3 cannot edit their own items after creation, by default. This could be a useful principle, because it prevents unaccountable (low level) users from creating a good item that gets popular, and then changing the content into an advertisement for something completely different. </text:p>
            </text:list-item>
          </text:list>
        </text:list-item>
        <text:list-item>
          <text:p text:style-name="P5">Instead of having a @level_edit attribute, it might work to simply require a user to be at least level $level in order to edit an attribute @level=$level.</text:p>
          <text:list>
            <text:list-item>
              <text:p text:style-name="P5">An owner of an item cannot edit the @level_owner attribute.</text:p>
            </text:list-item>
            <text:list-item>
              <text:p text:style-name="P5">For a particular field, an owner must be at least the maximum of @level and @level_owner to edit that field or the @level attribute.</text:p>
            </text:list-item>
            <text:list-item>
              <text:p text:style-name="P5">Another user must be at least level @level to edit either @level or the field it applies to.</text:p>
            </text:list-item>
            <text:list-item>
              <text:p text:style-name="P5">Another user must be at least the maximum of @level and @level_owner to edit the @level_owner attribute.</text:p>
            </text:list-item>
            <text:list-item>
              <text:p text:style-name="P5">Possible problem: If a user is a higher level than the owner (even if only level 1) than he can prevent only the owner from editing his own item.</text:p>
            </text:list-item>
            <text:list-item>
              <text:p text:style-name="P5">I think the only reason I invented the @level_owner was for the &lt;level&gt; field, because a user should not be able to level his own item too easily. </text:p>
            </text:list-item>
            <text:list-item>
              <text:p text:style-name="P5">Maybe I can simplify this process by making it impossible for a user to ever level his own item. For all other fields, his permissions are specified by @level.</text:p>
            </text:list-item>
            <text:list-item>
              <text:p text:style-name="P5">I think the owner of an item should have more say over editing it than other users, in general, even if the owner is a low level.</text:p>
            </text:list-item>
          </text:list>
        </text:list-item>
        <text:list-item>
          <text:p text:style-name="P5">&lt;permissions&gt; element could be replaced by @edit_level attribute inside the relevant element. This is more coherently extendible to putting an @edit_level attribute inside specific parents or metadata children.</text:p>
          <text:list>
            <text:list-item>
              <text:p text:style-name="P5">&lt;title @edit_level=”3”&gt;the title&lt;/title&gt;</text:p>
            </text:list-item>
            <text:list-item>
              <text:p text:style-name="P5">&lt;parents @edit_level=”3”&gt;<text:line-break/><text:tab/>&lt;parent edit_level=”admin”&gt;RR4T&lt;/parent&gt; <text:tab/># RR4T might be the owner’s “User’s Items” item for example.<text:line-break/><text:tab/>&lt;parent&gt;YQ4&lt;/parent&gt;<text:line-break/>&lt;/parents&gt;</text:p>
            </text:list-item>
            <text:list-item>
              <text:p text:style-name="P5">If a subitem of &lt;parents&gt; or &lt;metadata&gt; doesn’t have a @edit_level attribute, then it inherits it from the parent’s (&lt;parents&gt; or &lt;metadata&gt;) @edit_level attribute.</text:p>
            </text:list-item>
            <text:list-item>
              <text:p text:style-name="P5">The default for @edit_level is 3 for all relevent elements except &lt;children&gt;, whose default is 0.</text:p>
            </text:list-item>
            <text:list-item>
              <text:p text:style-name="P5">Elements with @edit_level attribute:</text:p>
              <text:list>
                <text:list-item>
                  <text:p text:style-name="P5">Title</text:p>
                </text:list-item>
                <text:list-item>
                  <text:p text:style-name="P5">Summary</text:p>
                </text:list-item>
                <text:list-item>
                  <text:p text:style-name="P5">Document</text:p>
                </text:list-item>
                <text:list-item>
                  <text:p text:style-name="P5">Parents</text:p>
                </text:list-item>
                <text:list-item>
                  <text:p text:style-name="P5">Children</text:p>
                </text:list-item>
                <text:list-item>
                  <text:p text:style-name="P5">Metadata</text:p>
                </text:list-item>
              </text:list>
            </text:list-item>
          </text:list>
        </text:list-item>
        <text:list-item>
          <text:p text:style-name="P5">The &lt;level&gt; element under a User document could contain attributes @levelup_gap=”2”; @premature_levelup_gap=”4”; @leveldown_gap=”4”, where 2, 4 and 4 are the defaults respectively. To grant a user a level, you must be @level_gap levels higher. To grant a user a level prematurely, you must be @premature_levelup_gap levels higher. To take away a level from a user, you must be @leveldown_gap levels higher. These values could be changed in rare cases. E.g. @levelup_gap could be increased after a user is demoted for misbehaving, so that they can’t easily be promoted again.</text:p>
          <text:list>
            <text:list-item>
              <text:p text:style-name="P5">Each of these attributes described the level gap required to change that attribute as well.</text:p>
            </text:list-item>
            <text:list-item>
              <text:p text:style-name="P5">The maximum value a user can set one of these attributes to, is the level gap between themselves and the user the attribute applies to.</text:p>
            </text:list-item>
          </text:list>
        </text:list-item>
        <text:list-item>
          <text:p text:style-name="P5">There should not be a relative association between item level and user level. I have abandoned the idea of putting expressions like “$item_level + 2” in the @level attribute of item editing permissions.</text:p>
          <text:list>
            <text:list-item>
              <text:p text:style-name="P5">The concept of item level and user level is distinct. An item level represents the perceived value of that item. It should not <text:span text:style-name="T3">necessarily</text:span> represent the sensitivity to editing abuse or the rights required to edit it, but it might in some cases.</text:p>
            </text:list-item>
            <text:list-item>
              <text:p text:style-name="P5">Rights required to level users should be relative to the user level. I have decided to use a relative (i.e. levelup_gap) system for permissions on changing user level.</text:p>
            </text:list-item>
          </text:list>
        </text:list-item>
        <text:list-item>
          <text:p text:style-name="P5">The @level = “$item_level + 2” concept may not be required. It doesn’t really make sense to limit editing based on the worth of an item because that doesn’t necessarily define how sensitive it is to editing abuse.</text:p>
        </text:list-item>
        <text:list-item>
          <text:p text:style-name="P5">When a user tries to add a subitem to an item with limited permissions on &lt;children&gt;, a dialogue should appear asking if they want to add their new item under the “comments” subitem, and explaining briefly why this necessary. If the user requesting a new item has high enough permissions, an option should be given to add a new direct subitem, but with a caution that this should only be done if the user understands why adding children is locked and what sort of new direct subitems would be acceptable.</text:p>
        </text:list-item>
        <text:list-item>
          <text:p text:style-name="P5">It is important that levelling is seen as a privilege related to responsible editing contributions and not an intrinsic right to those with the prerequisite worth. The communal based editing system relies on the users with the high levels and greater editing privileges having a responsible approach to editing and an understanding of the etiquettes relevant to each aspect of editing. This doesn’t mean that disputes between high level users are a big problem, or that different etiquette can’t be developed with the input of thoughtful users.</text:p>
        </text:list-item>
        <text:list-item>
          <text:p text:style-name="P5">Levels 1 and 2 should be granted quite easily. To reach level 3 and beyond, a user should be able to show that they have contributed constructively to the site by doing such things as better categorizing items, adding appropriate parents to items, renaming items slightly so that they can be categorized appropriately in my relevant places.</text:p>
        </text:list-item>
        <text:list-item>
          <text:p text:style-name="P5">Allow resources from any item to be linked to any other item. However, prevent resources in the site from being accessed by external domains.</text:p>
        </text:list-item>
        <text:list-item>
          <text:p text:style-name="P5">When a user picks their avatar image, the image must be below a certain size (in kb). If it is not, the user is prompted to let a new compressed image be automatically created.</text:p>
        </text:list-item>
        <text:list-item>
          <text:p text:style-name="P5">Item subpages:</text:p>
          <text:list>
            <text:list-item>
              <text:p text:style-name="P5"><text:span text:style-name="T3">Subitems</text:span> </text:p>
              <text:list>
                <text:list-item>
                  <text:p text:style-name="P5">Shows the item Heading, then summary, followed by subitems. This view makes subitems appear at the top of the page event for items with a lot of content in the &lt;document&gt; element.</text:p>
                </text:list-item>
              </text:list>
            </text:list-item>
            <text:list-item>
              <text:p text:style-name="P5"><text:span text:style-name="T3">Document</text:span> </text:p>
              <text:list>
                <text:list-item>
                  <text:p text:style-name="P5">Shows the item Heading, then Summary, then Document, followed by subitems. This is the default page that appears when an item is first opened. “&lt;domain&gt;/&lt;item id&gt;” is the same as “&lt;domain/&lt;item id&gt;/Document”. The purpose of the Document page’s apparently superfluous existence is that I might make it possible for a user to change the default page.</text:p>
                </text:list-item>
              </text:list>
            </text:list-item>
            <text:list-item>
              <text:p text:style-name="P5"><text:span text:style-name="T3">History</text:span> </text:p>
              <text:list>
                <text:list-item>
                  <text:p text:style-name="P5">Shows a list of revisions with the current item being at the top. </text:p>
                </text:list-item>
                <text:list-item>
                  <text:p text:style-name="P5">Subitems have headers with a header title like “Revision 3” which contain who, what and when details about the edit.</text:p>
                </text:list-item>
                <text:list-item>
                  <text:p text:style-name="P5">A normally formatted item appears below the header (containing Title, Summary, level &amp; worth info).</text:p>
                </text:list-item>
                <text:list-item>
                  <text:p text:style-name="P5">Another possibility is to have the list of revisions look completely different from the standard list of Items system. It could even look more like a table. </text:p>
                </text:list-item>
                <text:list-item>
                  <text:p text:style-name="P5">Actually I don’t like the idea of making revisions look at all reminiscent of normal items because they aren’t. Revisions should have a completely different format.</text:p>
                </text:list-item>
                <text:list-item>
                  <text:p text:style-name="P5">Each revision should have a simple layout with the following information</text:p>
                  <text:list>
                    <text:list-item>
                      <text:p text:style-name="P5">Revision # as a title and a link to the detailed specific-revision page</text:p>
                    </text:list-item>
                    <text:list-item>
                      <text:p text:style-name="P5">Editor (user who made the edit)</text:p>
                    </text:list-item>
                    <text:list-item>
                      <text:p text:style-name="P5">Fields edited. Each edited field listed should link to the relevant Action Item.</text:p>
                    </text:list-item>
                    <text:list-item>
                      <text:p text:style-name="P5">A link to the Action Item that represents the whole revision.</text:p>
                    </text:list-item>
                  </text:list>
                </text:list-item>
                <text:list-item>
                  <text:p text:style-name="P5">A revision can be opened as a subitem of the History page. This will show all the information in the item in a unique view that includes all the normal fields plus &lt;metadata&gt;, &lt;parents&gt;</text:p>
                </text:list-item>
                <text:list-item>
                  <text:p text:style-name="P5">The item and author level and worth should be saved in each revision, as should the level of the editor at the time of the edit.</text:p>
                </text:list-item>
                <text:list-item>
                  <text:p text:style-name="P5">Revisions can be selected for the “compare revisions” feature. This feature will probably involve advanced techniques and may not be implemented immediately. The purpose of this feature is to find the specific changes made to the Summary and Document fields between Revisions. I should research how this will be done so that I can design the site architecture to make its implementation easier, if possible.</text:p>
                </text:list-item>
              </text:list>
            </text:list-item>
            <text:list-item>
              <text:p text:style-name="P6">Investments</text:p>
              <text:list>
                <text:list-item>
                  <text:p text:style-name="P5">Show the Item Title and ID at the top</text:p>
                </text:list-item>
                <text:list-item>
                  <text:p text:style-name="P5">Main content is a table contain a time ordered list of Investments made in the item.</text:p>
                </text:list-item>
                <text:list-item>
                  <text:p text:style-name="P5">Some rows could be levelups (these should be made very obvious).</text:p>
                </text:list-item>
                <text:list-item>
                  <text:p text:style-name="P5">Each row should contain investor, timestamp, amount</text:p>
                </text:list-item>
              </text:list>
            </text:list-item>
            <text:list-item>
              <text:p text:style-name="P6">Metadata</text:p>
              <text:list>
                <text:list-item>
                  <text:p text:style-name="P5">Metadata could be arbitrarily complex xml. It could be difficult to display this in a reader-friendly way.</text:p>
                </text:list-item>
                <text:list-item>
                  <text:p text:style-name="P5">Each direct subitem of &lt;metadata&gt; needs to be clearly separated. The content each could simply be displayed as raw xml.</text:p>
                </text:list-item>
                <text:list-item>
                  <text:p text:style-name="P5">The most complex metadata will be found in Action Items. It is not necessary for this to be easily understandable by everyone. Indeed, metadata in general is only likely to be used by advanced users, so it doesn’t matter if it displayed as raw xml.</text:p>
                </text:list-item>
                <text:list-item>
                  <text:p text:style-name="P5">&lt;metadata&gt; subitems should be expandable/collapsible (with javascript)</text:p>
                </text:list-item>
                <text:list-item>
                  <text:p text:style-name="P5">In the case of storing the full html of a Document in, say, a modify_document Action item, it is definitely going to be necessary to display that as raw xml (only valid xhtml will be allowed in Document of course).</text:p>
                </text:list-item>
                <text:list-item>
                  <text:p text:style-name="P5">The value of a metadata tag should be stored in a box containing a selectable string of text. This would mean a long string (as in the case of a large Document), may not all show in this box. It may have to scrolled, or copied and viewed in notepad or something.</text:p>
                </text:list-item>
                <text:list-item>
                  <text:p text:style-name="P5">Since all metadata comes from a fixed set of options, whose structure could be described in detail, it could be realistic to lay out the expected elements as expandable/collapsible sections (like the way xml appears in a browser). When a value is expected based on the model, and more xml appears, it should display as raw xml text.</text:p>
                </text:list-item>
              </text:list>
            </text:list-item>
            <text:list-item>
              <text:p text:style-name="P6">Parents</text:p>
              <text:list>
                <text:list-item>
                  <text:p text:style-name="P5">Show a simple list of parents, Ids followed by Item Name as a link</text:p>
                </text:list-item>
              </text:list>
            </text:list-item>
            <text:list-item>
              <text:p text:style-name="P6">Resources</text:p>
              <text:list>
                <text:list-item>
                  <text:p text:style-name="P5">Show a table of Resources attached to this item</text:p>
                </text:list-item>
                <text:list-item>
                  <text:p text:style-name="P5">a row might contain a filename (as a link to the resource), and some metadata like filesize, data_added etc.</text:p>
                </text:list-item>
              </text:list>
            </text:list-item>
            <text:list-item>
              <text:p text:style-name="P5"><text:span text:style-name="T3">CreateSubItem</text:span> </text:p>
              <text:list>
                <text:list-item>
                  <text:p text:style-name="P5">The form for creating items. Whatever item this is a subpage of will automatically be placed in the &lt;parents&gt; field of the new item (and probably locked there).</text:p>
                </text:list-item>
              </text:list>
            </text:list-item>
            <text:list-item>
              <text:p text:style-name="P5"><text:span text:style-name="T3">Edit</text:span> </text:p>
              <text:list>
                <text:list-item>
                  <text:p text:style-name="P5">The form for editing this item</text:p>
                </text:list-item>
              </text:list>
            </text:list-item>
            <text:list-item>
              <text:p text:style-name="P5"><text:span text:style-name="T3">Search</text:span> </text:p>
              <text:list>
                <text:list-item>
                  <text:p text:style-name="P5">Shows the standard search page with a long search bar at the top and search result items underneath.</text:p>
                </text:list-item>
              </text:list>
            </text:list-item>
            <text:list-item>
              <text:p text:style-name="P6">AdvancedSearch</text:p>
              <text:list>
                <text:list-item>
                  <text:p text:style-name="P5">Shows the advanced search page with lots of combo boxes and text fields to define all the different search functionality</text:p>
                </text:list-item>
                <text:list-item>
                  <text:p text:style-name="P5">After pressing search, the normal Search page opens with the Advanced Search parsed into a single line of text.</text:p>
                </text:list-item>
                <text:list-item>
                  <text:p text:style-name="P5">This requires the development of an advanced syntax (more advanced than google’s) for creating complex searches with a single line of text.</text:p>
                </text:list-item>
                <text:list-item>
                  <text:p text:style-name="P5">The AdvancedSearch page does what Google’s advanced search page does: gives you a more intuitive interface for performing advanced searches. All the advanced search functionality is available in the normal Google Search bar though.</text:p>
                </text:list-item>
                <text:list-item>
                  <text:p text:style-name="P5">Form data from AdvancedSearch page is sent by Post. Server processes the data and turns it into a single string search. User is redirected to the Search subpage, with this auto-generated search string as a get variable. This string will appear in the search box. This is probably similar to the way Google implements Advanced Search.</text:p>
                </text:list-item>
              </text:list>
            </text:list-item>
          </text:list>
        </text:list-item>
        <text:list-item>
          <text:p text:style-name="P5">MassEdit function</text:p>
          <text:list>
            <text:list-item>
              <text:p text:style-name="P5">I had considered allowing mass edit from the subitems page, but I think that will be too messy. Also, it would be better if this functionality only appeared in more advanced contexts.</text:p>
            </text:list-item>
            <text:list-item>
              <text:p text:style-name="P5">MassEdit option is only available for search results page. </text:p>
            </text:list-item>
            <text:list-item>
              <text:p text:style-name="P5">All search results pages will show checkboxes next to every result to allow selecting of that item.</text:p>
            </text:list-item>
            <text:list-item>
              <text:p text:style-name="P5">Mass Edit actions available are adding/removing/setting, parents or metadata. At least 1 item has to have been checked for MassEdit to be available.</text:p>
            </text:list-item>
          </text:list>
        </text:list-item>
        <text:list-item>
          <text:p text:style-name="P5">All pages should be created initially in xml form. XSLT will be used either on the server or on the client to transform the xml into full html. Some information that is the same for all items may only reside in the XSLT file, such as forms, headings etc.</text:p>
        </text:list-item>
        <text:list-item>
          <text:p text:style-name="P5">Architecture should be designed so that additional Look and Feel sets can be defined by a collection of XSLT files and a CSS file.</text:p>
        </text:list-item>
        <text:list-item>
          <text:p text:style-name="P5">The recording of events should be complete enough that theoretically the whole history of the site could be played back.</text:p>
          <text:list>
            <text:list-item>
              <text:p text:style-name="P5">It might even be useful to set up a read-only side server</text:p>
            </text:list-item>
          </text:list>
        </text:list-item>
        <text:list-item>
          <text:p text:style-name="P5">Investments sourced by Donations or Product Purchase instead of virtual currency create an Investment Action Item, but without any Payment Action Item subitems.</text:p>
        </text:list-item>
        <text:list-item>
          <text:p text:style-name="P5">There needs to be a notifications system to tell users they have levelled or gained more cash since they last logged in. This could be combined with a panel to show random tips to help people discover the features of the site.</text:p>
          <text:list>
            <text:list-item>
              <text:p text:style-name="P5">Tips should be stored as Items. Each time a user sends a request to the server a new random tip should be pulled from the set of Tip Items.</text:p>
            </text:list-item>
          </text:list>
        </text:list-item>
        <text:list-item>
          <text:p text:style-name="P5">The architecture of the site should allow easy implementation of an API for 3<text:span text:style-name="T2">rd</text:span> parties to create their own front-ends to the site. E.g.</text:p>
          <text:list>
            <text:list-item>
              <text:p text:style-name="P5">An iPhone/Android app that is more suited to that interface</text:p>
            </text:list-item>
            <text:list-item>
              <text:p text:style-name="P5">Voice or even Brain Machine Interface controlled interfaces</text:p>
            </text:list-item>
            <text:list-item>
              <text:p text:style-name="P5">Another website that draws xml data from my server and sends xml to it. This could implement significant interface alterations that go beyond the visual changes allowable by different sets of XSLT and CSS files.</text:p>
            </text:list-item>
          </text:list>
        </text:list-item>
        <text:list-item>
          <text:p text:style-name="P5">Make a function to extract all Action items from the database, rebuild the hierarchy (from parents only</text:p>
        </text:list-item>
        <text:list-item>
          <text:p text:style-name="P5">Problem: when a User is first created, there is no User Item to put the Action Items under, but an Action Item should be created first, and then run, to create the user.</text:p>
        </text:list-item>
        <text:list-item>
          <text:p text:style-name="P5">Clarification of the Action Item concept</text:p>
          <text:list>
            <text:list-item>
              <text:p text:style-name="P5">Create_user.</text:p>
              <text:list>
                <text:list-item>
                  <text:p text:style-name="P5">Create_item (the user item)</text:p>
                  <text:list>
                    <text:list-item>
                      <text:p text:style-name="P5">...</text:p>
                    </text:list-item>
                  </text:list>
                </text:list-item>
                <text:list-item>
                  <text:p text:style-name="P5">Create_item (“User’s Items” item)</text:p>
                  <text:list>
                    <text:list-item>
                      <text:p text:style-name="P5">Add parent (the user item)</text:p>
                    </text:list-item>
                    <text:list-item>
                      <text:p text:style-name="P5">...</text:p>
                    </text:list-item>
                  </text:list>
                </text:list-item>
                <text:list-item>
                  <text:p text:style-name="P5">Modify_item (add the User Item as a parent to this create_user Action Item.</text:p>
                  <text:list>
                    <text:list-item>
                      <text:p text:style-name="P5">Note: this is beginning to get rather messy and somewhat incoherent</text:p>
                    </text:list-item>
                  </text:list>
                </text:list-item>
              </text:list>
            </text:list-item>
            <text:list-item>
              <text:p text:style-name="P5">Create_item</text:p>
            </text:list-item>
            <text:list-item>
              <text:p text:style-name="P5">Modify_item</text:p>
            </text:list-item>
            <text:list-item>
              <text:p text:style-name="P5">Investment</text:p>
              <text:list>
                <text:list-item>
                  <text:p text:style-name="P5">Withdrawal</text:p>
                </text:list-item>
                <text:list-item>
                  <text:p text:style-name="P5">Payment</text:p>
                </text:list-item>
              </text:list>
            </text:list-item>
            <text:list-item>
              <text:p text:style-name="P5">User_promotion</text:p>
            </text:list-item>
            <text:list-item>
              <text:p text:style-name="P5">User_demotion</text:p>
            </text:list-item>
            <text:list-item>
              <text:p text:style-name="P5">Item_promotion</text:p>
            </text:list-item>
          </text:list>
        </text:list-item>
        <text:list-item>
          <text:p text:style-name="P5">I think it would be a much cleaner system if Action Items didn’t have subitems. </text:p>
          <text:list>
            <text:list-item>
              <text:p text:style-name="P5">One of the main purposes for this idea was to record every payment given to prior investors, under an Investment. This is so that Users can get statistics about where their income is coming from.</text:p>
            </text:list-item>
            <text:list-item>
              <text:p text:style-name="P5">It doesn’t make sense to comment on (or add any other type of subitem to) subitems of Action items. It is the user’s action as a whole that merits comment, not the technical break up of what goes on to do that action. </text:p>
            </text:list-item>
            <text:list-item>
              <text:p text:style-name="P5">All the technical details about how to do a particular action can be stored in the metadata of an Action item, including the many steps required in the create_user action.</text:p>
            </text:list-item>
            <text:list-item>
              <text:p text:style-name="P5">Each individual payment of an Investment could be stored in the metadata of the Investment Action Item. This isn’t conducive to collecting financial statistics for a particular user, though.</text:p>
            </text:list-item>
          </text:list>
        </text:list-item>
        <text:list-item>
          <text:p text:style-name="P5">When a user edits an Item’s Document or Summary field, he should be asked to summarise what he did. This info will be added to the modify_item Action Item.</text:p>
        </text:list-item>
        <text:list-item>
          <text:p text:style-name="P5">I have decided I need to reincarnate the Investments Container as an expanded concept which I might call Transactions</text:p>
          <text:list>
            <text:list-item>
              <text:p text:style-name="P5">Transactions container stores all cash flow events.</text:p>
            </text:list-item>
            <text:list-item>
              <text:p text:style-name="P5">Transaction parts (for an Investment type transaction):</text:p>
              <text:list>
                <text:list-item>
                  <text:p text:style-name="P5">Owner Income </text:p>
                  <text:list>
                    <text:list-item>
                      <text:p text:style-name="P5">Cash received as the owner of an item when another user invests in that item </text:p>
                    </text:list-item>
                    <text:list-item>
                      <text:p text:style-name="P5">10% of investment</text:p>
                    </text:list-item>
                    <text:list-item>
                      <text:p text:style-name="P5">1 of these per transaction</text:p>
                    </text:list-item>
                  </text:list>
                </text:list-item>
                <text:list-item>
                  <text:p text:style-name="P5">Investor Income </text:p>
                  <text:list>
                    <text:list-item>
                      <text:p text:style-name="P5">Cash received when a user invests in an item you already have an investment in.</text:p>
                    </text:list-item>
                    <text:list-item>
                      <text:p text:style-name="P5">Many of these per transaction</text:p>
                    </text:list-item>
                  </text:list>
                </text:list-item>
                <text:list-item>
                  <text:p text:style-name="P5">Investment </text:p>
                  <text:list>
                    <text:list-item>
                      <text:p text:style-name="P5">Cash spent by the investor in the investment</text:p>
                    </text:list-item>
                    <text:list-item>
                      <text:p text:style-name="P5">1 of these per transaction</text:p>
                    </text:list-item>
                  </text:list>
                </text:list-item>
                <text:list-item>
                  <text:p text:style-name="P5">Tax </text:p>
                  <text:list>
                    <text:list-item>
                      <text:p text:style-name="P5">Cash sent to Treasury when you make an investment </text:p>
                    </text:list-item>
                    <text:list-item>
                      <text:p text:style-name="P5">20% of Investment</text:p>
                    </text:list-item>
                    <text:list-item>
                      <text:p text:style-name="P5">1 of these per transaction</text:p>
                    </text:list-item>
                  </text:list>
                </text:list-item>
              </text:list>
            </text:list-item>
            <text:list-item>
              <text:p text:style-name="P5">Transaction parts (for a levelup type transaction):</text:p>
              <text:list>
                <text:list-item>
                  <text:p text:style-name="P5">Investor income</text:p>
                  <text:list>
                    <text:list-item>
                      <text:p text:style-name="P5">Cash received when an item levels that you have an investment in</text:p>
                    </text:list-item>
                    <text:list-item>
                      <text:p text:style-name="P5">Many of these per transaction</text:p>
                    </text:list-item>
                  </text:list>
                </text:list-item>
                <text:list-item>
                  <text:p text:style-name="P5">Injection/Payment (I can’t think of a good name)</text:p>
                  <text:list>
                    <text:list-item>
                      <text:p text:style-name="P5">Payment (usually by the Treasury) equal to the current worth of the item, divided up proportionally among existing investors in the item </text:p>
                    </text:list-item>
                  </text:list>
                </text:list-item>
              </text:list>
            </text:list-item>
            <text:list-item>
              <text:p text:style-name="P5">At any one time, the total cash in the system + balance in Treasury (which will be –ve) = 0</text:p>
            </text:list-item>
            <text:list-item>
              <text:p text:style-name="P5">The debtor and creditor of every transaction is recorded</text:p>
            </text:list-item>
            <text:list-item>
              <text:p text:style-name="P5">Timestamp obviously recorded also</text:p>
            </text:list-item>
            <text:list-item>
              <text:p text:style-name="P5">All cash transfer occurs through investments. There is therefore a particular item associated with every transaction.</text:p>
              <text:list>
                <text:list-item>
                  <text:p text:style-name="P5">Edit: cash transfer also occurs on item levelup.</text:p>
                </text:list-item>
              </text:list>
            </text:list-item>
          </text:list>
        </text:list-item>
        <text:list-item>
          <text:p text:style-name="P5">The main reason I wanted this transactions system is to make it a more natural process to pull financial history data about a particular item. </text:p>
          <text:list>
            <text:list-item>
              <text:p text:style-name="P5">I wanted to have a flat list of all cash transfers from which those concerning a particular user can be pulled and turned into a table.</text:p>
            </text:list-item>
            <text:list-item>
              <text:p text:style-name="P5">I’ve realised that the different parts of a transaction really can’t be coherently separated into descrete “cash transfers”; they are inherently part of that transaction.</text:p>
            </text:list-item>
            <text:list-item>
              <text:p text:style-name="P5">The format that makes most sense for storing data about a transaction is almost exactly what I would have put in the metadata of an Investment Action Item.</text:p>
            </text:list-item>
            <text:list-item>
              <text:p text:style-name="P5">I’ve also realised that with proper indexing, pulling all the “Investor Income” parts of a transaction that apply to a particular user, would be easy with XQuery. </text:p>
            </text:list-item>
            <text:list-item>
              <text:p text:style-name="P5">I think I am still thinking about query efficiency in terms of the relational database model.</text:p>
            </text:list-item>
            <text:list-item>
              <text:p text:style-name="P5">If I’m going to arrange the “investor income” parts under a Transaction parent, it might as well use the existing Item model and maintain consistency.</text:p>
            </text:list-item>
          </text:list>
        </text:list-item>
        <text:list-item>
          <text:p text:style-name="P5">A User’s Budget Item will contain a table of transactions (showing the part of the transaction relevant to the user).</text:p>
          <text:list>
            <text:list-item>
              <text:p text:style-name="P5">This data will be pulled from the metadata of Investment and LevelUp Action Items.</text:p>
            </text:list-item>
            <text:list-item>
              <text:p text:style-name="P5">Whenever a user’s Budget Item is requested, it should be automatically updated to contain the latest transaction data.</text:p>
            </text:list-item>
            <text:list-item>
              <text:p text:style-name="P5">It might not actually be much more efficient to just append the latest transaction data instead of pulling all the data every time.</text:p>
            </text:list-item>
            <text:list-item>
              <text:p text:style-name="P5">If it is not too slow to pull all the data every time, this method might allow more flexibility.</text:p>
            </text:list-item>
            <text:list-item>
              <text:p text:style-name="P5">The Budget Item could contain controls to view different periods of time, and maybe do calculations of some sort (I’m not sure what kind of calculations would be helpful at this point).</text:p>
            </text:list-item>
          </text:list>
        </text:list-item>
        <text:list-item>
          <text:p text:style-name="P5">Indexing metadata</text:p>
          <text:list>
            <text:list-item>
              <text:p text:style-name="P5">Indexes should be created for specific metadata children (or even specific ancestors), not for the whole metadata element.</text:p>
            </text:list-item>
            <text:list-item>
              <text:p text:style-name="P5">The index should be customized to suit the kind of data that metadata child contains</text:p>
              <text:list>
                <text:list-item>
                  <text:p text:style-name="P5">For a metadata child like &lt;question /&gt;, only a presence checking Index is required</text:p>
                </text:list-item>
                <text:list-item>
                  <text:p text:style-name="P5">Some metadata might contain text designed for humans (i.e. containing sentences &amp; such). These metadata children might require a “substring” index.</text:p>
                </text:list-item>
                <text:list-item>
                  <text:p text:style-name="P5">Metadata that is designed to be machine friendly and stores single, discrete values in a metadata element, will only require an “equality” index.</text:p>
                </text:list-item>
              </text:list>
            </text:list-item>
          </text:list>
        </text:list-item>
        <text:list-item>
          <text:p text:style-name="P5">One good thing about allowing users to edit other users’ items, is that people who want to help make other people’s data more machine readable (including by search engines), can add semantic metadata to their documents.</text:p>
          <text:list>
            <text:list-item>
              <text:p text:style-name="P5">A user might add an item containing a list of good products for a particular purpose. They don’t bother (or don’t know how) to add metadata inside the Document html, to define that data as a “positive list”. Another user (of a high enough level), could look at the html of this item and add in the appropriate metadata to describe the list as a “positive list”. Once semantically described in this way, the text inside this list should be searched when searches are made for keywords that need to be found within a “positive list”.</text:p>
            </text:list-item>
          </text:list>
        </text:list-item>
        <text:list-item>
          <text:p text:style-name="P5">A “comments” type item cannot have &lt;children&gt; editing permission raised above 0.</text:p>
        </text:list-item>
        <text:list-item>
          <text:p text:style-name="P5">Because of the 20% tax on Investments, only about 1.6 X initial Investment is made back after the item’s worth increases by a factor of 10. </text:p>
          <text:list>
            <text:list-item>
              <text:p text:style-name="P5">This is from my equation <text:s/>where . </text:p>
            </text:list-item>
            <text:list-item>
              <text:p text:style-name="P5">If , then </text:p>
            </text:list-item>
            <text:list-item>
              <text:p text:style-name="P5">Also, if p=0.8, an increase of factor 3.5 is required to make your money back, instead of 4.2 for p=0.7</text:p>
            </text:list-item>
            <text:list-item>
              <text:p text:style-name="P5">I don’t want to reduce the 10% earned by item owner because, for one thing, I like the way it creates the neat rule that a User’s level must be &gt;= 1 level below their highest level item.</text:p>
            </text:list-item>
            <text:list-item>
              <text:p text:style-name="P5">I could reduce the tax to 10%.</text:p>
            </text:list-item>
            <text:list-item>
              <text:p text:style-name="P5">A tax of 10% allows, in theory, by cyclic investing, a multiplier effect of 9X.</text:p>
            </text:list-item>
            <text:list-item>
              <text:p text:style-name="P5"/>
            </text:list-item>
            <text:list-item>
              <text:p text:style-name="P5">Getting the full 9X multiplier is impractical because it requires investing infinite times</text:p>
            </text:list-item>
            <text:list-item>
              <text:p text:style-name="P5">With only 10 investments </text:p>
            </text:list-item>
            <text:list-item>
              <text:p text:style-name="P5">Since you can’t invest in your own item, you’d have to divide this multiplier effect among multiple users. This diminishes its usefulness.</text:p>
            </text:list-item>
            <text:list-item>
              <text:p text:style-name="P5">A possible solution to this whole dilemma: components of an investment that would go back to yourself (because you have invested in that item before) instead go to the treasury.</text:p>
            </text:list-item>
            <text:list-item>
              <text:p text:style-name="P5">This would mean that with just two users, p=0.1 after the first two investments, so the multiplier is <text:s/>at infinitum. </text:p>
            </text:list-item>
            <text:list-item>
              <text:p text:style-name="P5">Using many users, so that one investor isn’t re-investing in the one item....</text:p>
            </text:list-item>
            <text:list-item>
              <text:p text:style-name="P5">I’ve glimpsed the skeleton of a very complex process that might allow you to still get a noticeable overall multiplier effect using many users. It involves sending an initial investment through a complex web of investments among many users; avoiding letting any one user invest in the same item twice (or at least while they still own the dominant share of investments in it). </text:p>
            </text:list-item>
            <text:list-item>
              <text:p text:style-name="P5">If anyone is determined enough to use a method this complex, they probably deserve to get the small multiplier effect it might glean. </text:p>
            </text:list-item>
            <text:list-item>
              <text:p text:style-name="P5">The total multiplier could never be more than 9 (for p=0.9), and it would be divided up among multiple users. i.e. if divided among 3 users, each user’s item could gain worth no more than 3X initial investment.</text:p>
            </text:list-item>
            <text:list-item>
              <text:p text:style-name="P5">You could use an “out and back” mechanism, where the main user invests in an item whose owner invests back in the target item of the main user. Then the main user invests in another item owned by a different user and so on. I am assuming all these users are controlled by the one “being”. Maximum multiplier effect that can be gained for the target item is </text:p>
            </text:list-item>
            <text:list-item>
              <text:p text:style-name="P5">The tax is still necessary to limit this very complex method</text:p>
            </text:list-item>
            <text:list-item>
              <text:p text:style-name="P5">The tax also adds a cost to “giving” cash to other users by investing in a new item of theirs. </text:p>
            </text:list-item>
            <text:list-item>
              <text:p text:style-name="P5">I still want 90% of the first Investment (all but the tax), to go to the item owner.</text:p>
            </text:list-item>
            <text:list-item>
              <text:p text:style-name="P5">On second thought, this design is what allows the complex method of using the multiplier effect to work, and it may not be necessary. It might be more sensible for 90% of first investments to go to the treasury. After all, in most cases, users shouldn’t care what actually happens to the currency they invest. They still get the investment worth that much. The only question would be the impact on the virtual economy.</text:p>
            </text:list-item>
            <text:list-item>
              <text:p text:style-name="P5">Investments from the treasury should give 100% to item owner as a first Investment and operate normally otherwise, except without the 10% tax. This is just to remove superfluous payments back to the treasury.</text:p>
            </text:list-item>
            <text:list-item>
              <text:p text:style-name="P5">I have decided that for first investments in an item, 10% goes to item owner, 90% goes to treasury.</text:p>
            </text:list-item>
          </text:list>
        </text:list-item>
        <text:list-item>
          <text:p text:style-name="P5">The net worth of all items will grow disproportionately to the amount of cash injected into the economy. This is because every unit of currency is spent multiple times and each time it is spent it contributes to the worth of an item.</text:p>
        </text:list-item>
        <text:list-item>
          <text:p text:style-name="P5">Since user worth is total amount spent and all of an investment contributes to an item’s worth, net user worth and net item worth should be equal across the whole economy.</text:p>
        </text:list-item>
      </text:list>
      <text:h text:style-name="Heading_20_1" text:outline-level="1">Fri 11-Dec-09</text:h>
      <text:list xml:id="list934346602" text:continue-numbering="true" text:style-name="Default_20_List">
        <text:list-item>
          <text:p text:style-name="P5">At request time, save a timestamp that will be used for all items created from that request. For some requests like create_user, this will lead to multiple items with exactly the same date_created. This is fine. Timestamps should indicate the moment of action and not worry about technically when it is carried out. This system will also allow date_modified to be saved in an action. If the database is then recreated from the action items, all items will have the same timestamps as they should.</text:p>
        </text:list-item>
        <text:list-item>
          <text:p text:style-name="P5">Search function should have ability to add multiple items for which the results must be descendants (the item from which the search is performed is in this list by default and can’t be removed).</text:p>
        </text:list-item>
        <text:list-item>
          <text:p text:style-name="P5">Namespaces should probably be used with the metadata of Action items. It will be very important for data in Action Item metadata to be unambiguously and uniquely defined. There will be Indexes on specific subelements of &lt;metadata&gt; which must not have a chance of including data entered by users in &lt;metadata&gt;, &lt;summary&gt; or &lt;document&gt;.</text:p>
        </text:list-item>
        <text:list-item>
          <text:p text:style-name="P5">It could be realistic to allow permissions setting within specific &lt;div&gt; or &lt;span&gt; elements inside the &lt;Summary&gt; or &lt;Document&gt;</text:p>
        </text:list-item>
        <text:list-item>
          <text:p text:style-name="P5">The permissions system should follow the simple rule that an element’s edit permissions are defined by the maximum @edit_level of any of its ancestors.</text:p>
          <text:list>
            <text:list-item>
              <text:p text:style-name="P5">I can’t actually think of a situation when you’d want to define a whole element us uneditable, and then specify a particular subelement only as editable by low levels. However I think it would make more sense to allow this flexibility. </text:p>
            </text:list-item>
            <text:list-item>
              <text:p text:style-name="P5">Therefore permissions should be set by the most specific @edit_level attribute, rather than the maximum one.</text:p>
            </text:list-item>
            <text:list-item>
              <text:p text:style-name="P5">This could allow an item’s &lt;document&gt; to be mostly locked, but allow low level users to edit sub sections of it.</text:p>
            </text:list-item>
            <text:list-item>
              <text:p text:style-name="P5">This feature will probably be advanced to implement smoothly. Ideally, the rich text editor should cater for which elements it is allowed to edit.</text:p>
            </text:list-item>
            <text:list-item>
              <text:p text:style-name="P5">Users without Javascript will just have to know that they can’t change an element that has a @edit_level attribute higher than their level.</text:p>
            </text:list-item>
          </text:list>
        </text:list-item>
        <text:list-item>
          <text:p text:style-name="P5">&lt;author&gt; element should be replaced with &lt;owner&gt;. This is because some items (like the “User Item”) will be owned by a user that didn’t create it. Mostly this will be in the case of auto generated Items like Event Items.</text:p>
          <text:list>
            <text:list-item>
              <text:p text:style-name="P5">I have been thinking about the User associated with an Item as the Item’s owner for a while, and I just realised that there are some cases where the owner isn’t the author.</text:p>
            </text:list-item>
            <text:list-item>
              <text:p text:style-name="P5">Items that were actually made by a user can be identified by being subitems of their “User’s Items” item.</text:p>
            </text:list-item>
          </text:list>
        </text:list-item>
        <text:list-item>
          <text:p text:style-name="P5">Encourage users to put microformat semantic metadata in &lt;document&gt;s</text:p>
        </text:list-item>
        <text:list-item>
          <text:p text:style-name="P5">I’ve been feeling like I need to think of every conceivable feature I might want in my site and design the architecture to support those features, before I get too far into actually making it. I’ve realised this is - and more importantly, will continue to, hold me back from getting it up and running. </text:p>
          <text:list>
            <text:list-item>
              <text:p text:style-name="P5">I need to instead consider how to make the architecture extensible to new, as yet unforseen features.</text:p>
            </text:list-item>
            <text:list-item>
              <text:p text:style-name="P5">I’m not really sure how to do this. I think, though, that it’s more important that I actually create the site. I don’t have to account for everything before I even start.</text:p>
            </text:list-item>
          </text:list>
        </text:list-item>
        <text:list-item>
          <text:p text:style-name="P5">I’ve realised the architecture of my site is already really conducive to including semantic descriptions in RDF format. </text:p>
          <text:list>
            <text:list-item>
              <text:p text:style-name="P5">Every single page on the site is identified by an ID, and can be referenced as a resource.</text:p>
            </text:list-item>
            <text:list-item>
              <text:p text:style-name="P5">I can create Items to define custom predicates (an RDF concept), and reference them with URIs.</text:p>
            </text:list-item>
          </text:list>
        </text:list-item>
      </text:list>
      <text:h text:style-name="Heading_20_1" text:outline-level="1">Sat 12-Dec-09</text:h>
      <text:list xml:id="list1648785517" text:continue-numbering="true" text:style-name="Default_20_List">
        <text:list-item>
          <text:p text:style-name="P11">Parents page should show each parent as a full item, inc. summary, worth info etc.</text:p>
          <text:list>
            <text:list-item>
              <text:p text:style-name="P11">Items that describe the relationship between its parent and its children are predicates. a "metaitem" (&lt;metadata&gt; sub-element) should allow this predicate to defined by a URI. Custom Predicates can be identified and described by items in the site.</text:p>
            </text:list-item>
            <text:list-item>
              <text:p text:style-name="P11">e.g. an item describing a parent company like Nestle, might have a subitem called "subsidiary companies of Nestle" which would have subitems like "Peters". "subsidiary companies of Nestle" should be defined by metadata as a particular predicate, "is subsidiary company of".</text:p>
            </text:list-item>
          </text:list>
        </text:list-item>
      </text:list>
      <text:h text:style-name="Heading_20_1" text:outline-level="1">Sun 13-Dec-09</text:h>
      <text:list xml:id="list993488225" text:continue-numbering="true" text:style-name="Default_20_List">
        <text:list-item>
          <text:p text:style-name="P12">Store revisions within each item. </text:p>
          <text:list>
            <text:list-item>
              <text:p text:style-name="P12">Maybe create a new field called &lt;revisions&gt;. This would allow metadata to be stored in each revision in a cleaner way. </text:p>
            </text:list-item>
            <text:list-item>
              <text:p text:style-name="P12">When item is created or modified, store whole item (except &lt;revisions&gt; element) in &lt;revision rnum="#"&gt;. </text:p>
            </text:list-item>
            <text:list-item>
              <text:p text:style-name="P12">This will mean duplicating the whole item at creation time and with every edit, but it will be easier to store data about changes made at the time of changes. </text:p>
            </text:list-item>
            <text:list-item>
              <text:p text:style-name="P12">Maybe it would be better to make revision 0 when the first edit is made. This would reduce a lot of redundant information</text:p>
            </text:list-item>
            <text:list-item>
              <text:p text:style-name="P12">Revision 0 and revision 1 would be created on first edit. After that, each edit creates a revision storing the item after the edit.</text:p>
            </text:list-item>
            <text:list-item>
              <text:p text:style-name="P12">Omitting revision 0 until the first edit would be more consistent for items that will never be edited, like most Event Items, and View Items etc.</text:p>
            </text:list-item>
          </text:list>
        </text:list-item>
        <text:list-item>
          <text:p text:style-name="P12">Make a Complaints item with subitems for each level including admin. </text:p>
          <text:list>
            <text:list-item>
              <text:p text:style-name="P12">To complain to level 5 you have to be at least level 3 etc. </text:p>
            </text:list-item>
            <text:list-item>
              <text:p text:style-name="P12">I’ll set permissions for admin section to be the highest level that has over about a dozen users. This permission would have to be updated as users level.</text:p>
            </text:list-item>
          </text:list>
        </text:list-item>
      </text:list>
      <text:h text:style-name="Heading_20_1" text:outline-level="1">Mon 14-Dec-09</text:h>
      <text:list xml:id="list432741881" text:continue-numbering="true" text:style-name="Default_20_List">
        <text:list-item>
          <text:p text:style-name="P5">A User’s password hash cannot be stored in a publicly available item. However, it would be useful to store it in an event so that the site can be rebuilt from events with user access included.</text:p>
          <text:list>
            <text:list-item>
              <text:p text:style-name="P5">Make a flag that specifies an item as invisible. </text:p>
            </text:list-item>
            <text:list-item>
              <text:p text:style-name="P5">This could be used to create invisible events that store such things as a user’s private settings changes (including password changes).</text:p>
            </text:list-item>
            <text:list-item>
              <text:p text:style-name="P5">Items could also be made invisible for legal reasons, such as copyright infringement. This is more in line with my design principle than having to override the event recording system when erasing data. </text:p>
            </text:list-item>
          </text:list>
        </text:list-item>
        <text:list-item>
          <text:p text:style-name="P5">The permission system allows the same interface to be used for almost all site maintenance, by any level user including admin.</text:p>
        </text:list-item>
        <text:list-item>
          <text:p text:style-name="P5">The MassEdit interface will possibly remove the need for reversibility info to be stored in event items.</text:p>
          <text:list>
            <text:list-item>
              <text:p text:style-name="P5">The value of being able to reverse events would be to reverse all actions done by a destructive user.</text:p>
            </text:list-item>
            <text:list-item>
              <text:p text:style-name="P5">Actually, now that I think about it, reversibility is still required. MassEdit can be used to deal with Flooding, but vandalism requires that the specific actions and the details of edits be reversed.</text:p>
            </text:list-item>
          </text:list>
        </text:list-item>
        <text:list-item>
          <text:p text:style-name="P5">When creating items, and in fact in any event items, the details of the implementation should not be described in the event data. There should be enough information to do the action, and reverse the action, but no more.</text:p>
          <text:list>
            <text:list-item>
              <text:p text:style-name="P5">This could potentially allow the whole architecture of the site to be redesigned, and the event data from the old implementation could be used to “rebuild” all the data in the new architecture. The new architecture could rebuild each event in the new implementation.</text:p>
            </text:list-item>
          </text:list>
        </text:list-item>
        <text:list-item>
          <text:p text:style-name="P5">Put a “reverse actions” form on a user’s Item</text:p>
        </text:list-item>
        <text:list-item>
          <text:p text:style-name="P5">When reversing a set of actions, check that the “new” value of a field matches the current value. If so, revert to the “old value”. If the current value is different from the “new” value of the action, don’t reverse that field.</text:p>
        </text:list-item>
        <text:list-item>
          <text:p text:style-name="P5">Even the login and “create user” pages should be items</text:p>
        </text:list-item>
        <text:list-item>
          <text:p text:style-name="P5">Every setting change should be a single “invisible” event.</text:p>
        </text:list-item>
        <text:list-item>
          <text:p text:style-name="P5">Every browser request that does an action should be associated with a single event with the timestamp corresponding to the time the browser request is first received. </text:p>
        </text:list-item>
        <text:list-item>
          <text:p text:style-name="P5">Updated levelling table</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Level</text:p>
          </table:table-cell>
          <table:table-cell table:style-name="Table3.A1" office:value-type="string">
            <text:p text:style-name="P3">Currency required to reach level</text:p>
          </table:table-cell>
          <table:table-cell table:style-name="Table3.A1" office:value-type="string">
            <text:p text:style-name="P3">Progress bar colour</text:p>
          </table:table-cell>
        </table:table-row>
        <table:table-row table:style-name="Table3.1">
          <table:table-cell table:style-name="Table3.A1" office:value-type="string">
            <text:p text:style-name="Standard">0</text:p>
          </table:table-cell>
          <table:table-cell table:style-name="Table3.A1" office:value-type="string">
            <text:p text:style-name="Standard">0</text:p>
          </table:table-cell>
          <table:table-cell table:style-name="Table3.A1" office:value-type="string">
            <text:p text:style-name="Standard">White on grey</text:p>
          </table:table-cell>
        </table:table-row>
        <table:table-row table:style-name="Table3.1">
          <table:table-cell table:style-name="Table3.A1" office:value-type="string">
            <text:p text:style-name="Standard">1</text:p>
          </table:table-cell>
          <table:table-cell table:style-name="Table3.A1" office:value-type="string">
            <text:p text:style-name="Standard">100</text:p>
          </table:table-cell>
          <table:table-cell table:style-name="Table3.A1" office:value-type="string">
            <text:p text:style-name="Standard">Blue</text:p>
          </table:table-cell>
        </table:table-row>
        <table:table-row table:style-name="Table3.1">
          <table:table-cell table:style-name="Table3.A1" office:value-type="string">
            <text:p text:style-name="Standard">2</text:p>
          </table:table-cell>
          <table:table-cell table:style-name="Table3.A1" office:value-type="string">
            <text:p text:style-name="Standard">1000</text:p>
          </table:table-cell>
          <table:table-cell table:style-name="Table3.A1" office:value-type="string">
            <text:p text:style-name="Standard">Green</text:p>
          </table:table-cell>
        </table:table-row>
        <table:table-row table:style-name="Table3.1">
          <table:table-cell table:style-name="Table3.A1" office:value-type="string">
            <text:p text:style-name="Standard">3</text:p>
          </table:table-cell>
          <table:table-cell table:style-name="Table3.A1" office:value-type="string">
            <text:p text:style-name="Standard">10,000</text:p>
          </table:table-cell>
          <table:table-cell table:style-name="Table3.A1" office:value-type="string">
            <text:p text:style-name="Standard">Yellow/gold</text:p>
          </table:table-cell>
        </table:table-row>
        <table:table-row table:style-name="Table3.1">
          <table:table-cell table:style-name="Table3.A1" office:value-type="string">
            <text:p text:style-name="Standard">4</text:p>
          </table:table-cell>
          <table:table-cell table:style-name="Table3.A1" office:value-type="string">
            <text:p text:style-name="Standard">100,000</text:p>
          </table:table-cell>
          <table:table-cell table:style-name="Table3.A1" office:value-type="string">
            <text:p text:style-name="Standard">Orange/bronze</text:p>
          </table:table-cell>
        </table:table-row>
        <table:table-row table:style-name="Table3.1">
          <table:table-cell table:style-name="Table3.A1" office:value-type="string">
            <text:p text:style-name="Standard">5</text:p>
          </table:table-cell>
          <table:table-cell table:style-name="Table3.A1" office:value-type="string">
            <text:p text:style-name="Standard">1 million</text:p>
          </table:table-cell>
          <table:table-cell table:style-name="Table3.A1" office:value-type="string">
            <text:p text:style-name="Standard">Red</text:p>
          </table:table-cell>
        </table:table-row>
        <table:table-row table:style-name="Table3.1">
          <table:table-cell table:style-name="Table3.A1" office:value-type="string">
            <text:p text:style-name="Standard">6</text:p>
          </table:table-cell>
          <table:table-cell table:style-name="Table3.A1" office:value-type="string">
            <text:p text:style-name="Standard">10 million</text:p>
          </table:table-cell>
          <table:table-cell table:style-name="Table3.A1" office:value-type="string">
            <text:p text:style-name="Standard">Purple</text:p>
          </table:table-cell>
        </table:table-row>
        <table:table-row table:style-name="Table3.1">
          <table:table-cell table:style-name="Table3.A1" office:value-type="string">
            <text:p text:style-name="Standard">7</text:p>
          </table:table-cell>
          <table:table-cell table:style-name="Table3.A1" office:value-type="string">
            <text:p text:style-name="Standard">100 million</text:p>
          </table:table-cell>
          <table:table-cell table:style-name="Table3.A1" office:value-type="string">
            <text:p text:style-name="Standard">Black</text:p>
          </table:table-cell>
        </table:table-row>
        <table:table-row table:style-name="Table3.1">
          <table:table-cell table:style-name="Table3.A1" office:value-type="string">
            <text:p text:style-name="Standard">8</text:p>
          </table:table-cell>
          <table:table-cell table:style-name="Table3.A1" office:value-type="string">
            <text:p text:style-name="Standard">1 billion</text:p>
          </table:table-cell>
          <table:table-cell table:style-name="Table3.A1" office:value-type="string">
            <text:p text:style-name="Standard">Badge replaces progress bar</text:p>
          </table:table-cell>
        </table:table-row>
      </table:table>
      <text:list xml:id="list1492470234" text:continue-numbering="true" text:style-name="Default_20_List">
        <text:list-item>
          <text:p text:style-name="P5">When a user is created, several items must be created automatically, including the “User Item” and its subitems “User’s Actions”, “User’s Items”, “User’s Investments”, “User’s Finances”.</text:p>
          <text:list>
            <text:list-item>
              <text:p text:style-name="P5">These item creations should be stored in a single event – the user creation event, because they were caused by a single browser request.</text:p>
            </text:list-item>
            <text:list-item>
              <text:p text:style-name="P5">I am unsure whether this is the best way to do it, actually</text:p>
            </text:list-item>
            <text:list-item>
              <text:p text:style-name="P5">In the Revisions section of the “User’s Investments” item, say, the “revision 0” description should read something like “Barneyii creates item T5YY”</text:p>
            </text:list-item>
            <text:list-item>
              <text:p text:style-name="P5">Actually, it might be ok for this description to be “user Barneyii is created”. It’s not ideal, but “Barneyii creates item T5YY” is not really true either, since it’s an automatically generated item.</text:p>
            </text:list-item>
            <text:list-item>
              <text:p text:style-name="P5">It would make more sense if the description for revisions was more like “created on 2009-12-14 at 6:54:13 PM”</text:p>
            </text:list-item>
            <text:list-item>
              <text:p text:style-name="P5">This could be solved if a description was separately created and stored for each revision, instead of being pulled from the Event Item.</text:p>
            </text:list-item>
            <text:list-item>
              <text:p text:style-name="P5">I think it would be cleaner to separate the automatic creation of default User items into separate Event Items than the “create user” event.</text:p>
            </text:list-item>
            <text:list-item>
              <text:p text:style-name="P5">If this were done then there has to be a way of defining what order the events occur in. The User must refer to the “User Item”, which must therefore already exist. Therefore the first event that must occur when creating a new user it to create the “User Item”</text:p>
            </text:list-item>
            <text:list-item>
              <text:p text:style-name="P5">If the timestamp of the events were different the order could easily be established.</text:p>
            </text:list-item>
            <text:list-item>
              <text:p text:style-name="P5">The timestamp should be saved in an event when the event is created.</text:p>
            </text:list-item>
            <text:list-item>
              <text:p text:style-name="P5">The timestamp of items created by a “create item” event should be the same as the “date_created” of the event. This is for consistency if the database were rebuilt from the event items.</text:p>
            </text:list-item>
            <text:list-item>
              <text:p text:style-name="P5">Similarly, date_modified of item modified is set to the “date_created” of the “edit” Event Item.</text:p>
            </text:list-item>
          </text:list>
        </text:list-item>
        <text:list-item>
          <text:p text:style-name="P5">I’ll think I’ll revert to the idea of making the main “User Item” be his private Profile item, which only he can edit. I’ll make a subitem for controlling levelling of the user and some other tools.</text:p>
        </text:list-item>
        <text:list-item>
          <text:p text:style-name="P5">It might be confusing that the User Item (or a user’s Profile item), still has a measure of the item’s worth and level as well as the owner’s worth and level.</text:p>
          <text:list>
            <text:list-item>
              <text:p text:style-name="P5">Since people will associate the user’s Profile item with the User (as they should), they might expect that the Profile item’s worth and level should be the user’s worth and level.</text:p>
            </text:list-item>
            <text:list-item>
              <text:p text:style-name="P5">I can’t think of a neat design change to fix this, so I’ll just have to explain the distinction somewhere.</text:p>
            </text:list-item>
          </text:list>
        </text:list-item>
        <text:list-item>
          <text:p text:style-name="P5">Store the user’s level, worth and funds as metadata in his “User Item” so that searches can be done on users.</text:p>
        </text:list-item>
        <text:list-item>
          <text:p text:style-name="P5">Since there is some official information like a User’s level, worth and current funds, to put in their User Item, maybe I’ll reverse my decision again and make the Profile item the subitem</text:p>
        </text:list-item>
        <text:list-item>
          <text:p text:style-name="P5">The main User Item can contain:</text:p>
          <text:list>
            <text:list-item>
              <text:p text:style-name="P5">Controls for levelling the user</text:p>
            </text:list-item>
            <text:list-item>
              <text:p text:style-name="P5">Control for reversing User’s action over a period of time in the case of vandalism</text:p>
            </text:list-item>
            <text:list-item>
              <text:p text:style-name="P5">level, worth &amp; funds info</text:p>
            </text:list-item>
            <text:list-item>
              <text:p text:style-name="P5">official notices that concern this user’s eligibility to be levelled</text:p>
            </text:list-item>
          </text:list>
        </text:list-item>
        <text:list-item>
          <text:p text:style-name="P5">Since I want to store level, worth &amp; funds info in the User Item anyway, and it would be silly to update these values in two places every time they change, I could store these values in the User Item only.</text:p>
          <text:list>
            <text:list-item>
              <text:p text:style-name="P5">The Users container could be replaced by a “Settings” container that only stores a user’s private settings.</text:p>
            </text:list-item>
            <text:list-item>
              <text:p text:style-name="P5">Even better, another item called “Settings” could be added as a subitem to the User Item. This item could be made invisible to keep private information like password and financial details safe.</text:p>
            </text:list-item>
            <text:list-item>
              <text:p text:style-name="P5">The event that creates the User’s “Settings” item should be invisible as well</text:p>
            </text:list-item>
          </text:list>
        </text:list-item>
        <text:list-item>
          <text:p text:style-name="P5">Create user event sequence</text:p>
          <text:list>
            <text:list-item>
              <text:p text:style-name="P5">Create “User Item” </text:p>
              <text:list>
                <text:list-item>
                  <text:p text:style-name="P5">Add parent “Users”</text:p>
                </text:list-item>
              </text:list>
            </text:list-item>
            <text:list-item>
              <text:p text:style-name="P5">Create “User’s Actions”</text:p>
              <text:list>
                <text:list-item>
                  <text:p text:style-name="P5">Add parent “User Item”</text:p>
                </text:list-item>
              </text:list>
            </text:list-item>
            <text:list-item>
              <text:p text:style-name="P5">Modify above two Events</text:p>
              <text:list>
                <text:list-item>
                  <text:p text:style-name="P5">Add parent “User’s Actions”</text:p>
                </text:list-item>
              </text:list>
            </text:list-item>
            <text:list-item>
              <text:p text:style-name="P5">Create Settings</text:p>
              <text:list>
                <text:list-item>
                  <text:p text:style-name="P5">Add parent “User Item”</text:p>
                </text:list-item>
                <text:list-item>
                  <text:p text:style-name="P5">Set password</text:p>
                </text:list-item>
              </text:list>
            </text:list-item>
            <text:list-item>
              <text:p text:style-name="P5">Create “User’s Items”</text:p>
              <text:list>
                <text:list-item>
                  <text:p text:style-name="P5">Add parent “User Item”</text:p>
                </text:list-item>
              </text:list>
            </text:list-item>
            <text:list-item>
              <text:p text:style-name="P5">Create “User’s Investments”</text:p>
              <text:list>
                <text:list-item>
                  <text:p text:style-name="P5">Add parent “User Item”</text:p>
                </text:list-item>
              </text:list>
            </text:list-item>
            <text:list-item>
              <text:p text:style-name="P5">Create “User’s Profile”</text:p>
              <text:list>
                <text:list-item>
                  <text:p text:style-name="P5">Add parent “User Item”</text:p>
                </text:list-item>
              </text:list>
            </text:list-item>
            <text:list-item>
              <text:p text:style-name="P5">Create “User’s Finances”</text:p>
              <text:list>
                <text:list-item>
                  <text:p text:style-name="P5">Add parent “User Item”</text:p>
                </text:list-item>
              </text:list>
            </text:list-item>
          </text:list>
        </text:list-item>
        <text:list-item>
          <text:p text:style-name="P5">The first two events: Create “User Item”; Create “User’s Actions” do not automatically get put under “User’s Actions”.</text:p>
          <text:list>
            <text:list-item>
              <text:p text:style-name="P5">All other events automatically have “User’s Actions” and “Events” added a parents</text:p>
            </text:list-item>
          </text:list>
        </text:list-item>
        <text:list-item>
          <text:p text:style-name="P5">To reduce the minimum height of an item</text:p>
          <text:list>
            <text:list-item>
              <text:p text:style-name="P5">Put Owner level in the top left corner of their Avatar image, like in an RPG</text:p>
            </text:list-item>
            <text:list-item>
              <text:p text:style-name="P5">Possibly show the owner’s progress bar underneath Avatar image. More likely I won’t show anything but the User’s level on each individual item. You’ll have to go to the User’s Item to find more info about them.</text:p>
            </text:list-item>
            <text:list-item>
              <text:p text:style-name="P5">Show Item progress bar at the bottom of item, with almost the same width as the item i.e. progress bar is a percentage of item width</text:p>
            </text:list-item>
            <text:list-item>
              <text:p text:style-name="P5">Show Item Level in a corner of the item (or maybe at the end of the progress bar or something).</text:p>
            </text:list-item>
            <text:list-item>
              <text:p text:style-name="P5">Show Item worth on top of the progress bar in the centre. i.e.</text:p>
              <text:list>
                <text:list-item>
                  <text:p text:style-name="P5"><text:s/>====================== 7045 =========-----------------------------</text:p>
                </text:list-item>
                <text:list-item>
                  <text:p text:style-name="P5">Where ======= is the completed section, and ------- represents remaining worth required to level</text:p>
                </text:list-item>
              </text:list>
            </text:list-item>
          </text:list>
        </text:list-item>
      </text:list>
      <text:h text:style-name="Heading_20_1" text:outline-level="1">Tue 15-Dec-09</text:h>
      <text:list xml:id="list1598323418" text:continue-numbering="true" text:style-name="Default_20_List">
        <text:list-item>
          <text:p text:style-name="P5">To make a field only editable by owner: plevel="private". This feature would apply to Profile item.</text:p>
        </text:list-item>
        <text:list-item>
          <text:p text:style-name="P5">Make User's Settings item only viewable by owner. add metaitem: &lt;private /&gt;</text:p>
        </text:list-item>
        <text:list-item>
          <text:p text:style-name="P5">I’ll probably store “view” events as Items as well, and create statistics from them.</text:p>
          <text:list>
            <text:list-item>
              <text:p text:style-name="P5">View Events store data about every page request, such as viewer’s IP address, OS, Browser, page viewed etc.</text:p>
            </text:list-item>
            <text:list-item>
              <text:p text:style-name="P5">View Events should be invisible because there would be privacy issues with making that sort of data public</text:p>
            </text:list-item>
            <text:list-item>
              <text:p text:style-name="P5">View Events obviously don’t require extra events to create them. (Only Actions specifically requested by a user require an Event Item).</text:p>
            </text:list-item>
            <text:list-item>
              <text:p text:style-name="P5">View Events won’t need to be voted on or have children or resources or revisions etc.</text:p>
            </text:list-item>
          </text:list>
        </text:list-item>
        <text:list-item>
          <text:p text:style-name="P5">Architecture should be designed to not require every child element of &lt;item&gt; to be explicitly present. This will allow easier extensibility.</text:p>
        </text:list-item>
        <text:list-item>
          <text:p text:style-name="P5">Required elements should be added when first required, i.e. the &lt;children&gt; element is added when the first &lt;child&gt; is added</text:p>
        </text:list-item>
      </text:list>
      <text:h text:style-name="Heading_20_1" text:outline-level="1">Thu 17-Dec-09</text:h>
      <text:list xml:id="list503780391" text:continue-numbering="true" text:style-name="Default_20_List">
        <text:list-item>
          <text:p text:style-name="P5">Problem: currency can be "given" to other players by investing a large amount in an item they are the sole investor in. currently you can make an unlimited return on a tiny investment if the next investor invests huge.</text:p>
        </text:list-item>
        <text:list-item>
          <text:p text:style-name="P5">Possible solution: you can only earn up to the value of your investment from any one investment. If an investment is worth more than current item worth, the difference goes to treasury.</text:p>
        </text:list-item>
        <text:list-item>
          <text:p text:style-name="P5">A user's own prior investments should be used in the division of their later investments, but any currency that would have gone back to them instead goes to treasury.</text:p>
        </text:list-item>
        <text:list-item>
          <text:p text:style-name="P5">It is possible to donate to your own item. Currently this will increase item worth proportionally to money donated. Since you get the money back, anyone can indefinitely increase the value of an item with them as donation target. I don't even want a rich person to be able to massively increase an item's worth with donations. </text:p>
        </text:list-item>
        <text:list-item>
          <text:p text:style-name="P5">A donation must not contribute to item worth. Instead let it add to a field I’ll call &lt;invested&gt; which measures investments by normal means, by donation, or by purchasing a product through the website. &lt;invested&gt; field will be used to divide up each investment. A donation still earns currency from subsequent investments, but does not itself add worth to an item or generate new currency.</text:p>
        </text:list-item>
      </text:list>
      <text:h text:style-name="Heading_20_1" text:outline-level="1">Mon 21-Dec-09</text:h>
      <text:list xml:id="list2114980671" text:continue-numbering="true" text:style-name="Default_20_List">
        <text:list-item>
          <text:p text:style-name="P5">Make a distinction between Users and People.</text:p>
          <text:list>
            <text:list-item>
              <text:p text:style-name="P5">A User should only contain information about that User’s activities within the site.</text:p>
            </text:list-item>
            <text:list-item>
              <text:p text:style-name="P5">The Profile concept I had originally thought of attaching to a User should be moved to an Item which identifies a person</text:p>
            </text:list-item>
            <text:list-item>
              <text:p text:style-name="P5">A User item can be linked to a Person Item. </text:p>
            </text:list-item>
            <text:list-item>
              <text:p text:style-name="P5">A Person Item should be able to be linked with external resources that identify people, like social networking sites.</text:p>
            </text:list-item>
            <text:list-item>
              <text:p text:style-name="P5">It should require password confirmation to link a person to a social networking account like a Facebook or Google account. </text:p>
            </text:list-item>
            <text:list-item>
              <text:p text:style-name="P5">This would confirm that the user linking the Person item to the social networking account is the owner of the social networking account, but it doesn’t confirm that the Person Item they are editing should be linked to that social networking account</text:p>
            </text:list-item>
            <text:list-item>
              <text:p text:style-name="P5">Perhaps a User account should be optionally associated with a person. This would allow the password confirmation from a social networking account to identify the User as the person represented by the social networking account.</text:p>
            </text:list-item>
            <text:list-item>
              <text:p text:style-name="P5">I want it to be possible for any User to create a Person item representing any person. </text:p>
            </text:list-item>
            <text:list-item>
              <text:p text:style-name="P5">What’s most important is that the correct Social Networking account is linked to a Person item. I could allow any user to attach a particular social networking account to a Person Item and rely on a peer review process to choose these links correctly.</text:p>
            </text:list-item>
            <text:list-item>
              <text:p text:style-name="P5">I could allow a User to link themselves to a Person item by giving Password confirmation that they own a social networking account linked to that Person Item.</text:p>
            </text:list-item>
            <text:list-item>
              <text:p text:style-name="P5">This concept is reliant on the community choosing the correct social networking accounts to link to Person items. I can’t really rely on this, so it might be dangerous to allow a User to link themselves to a Person item through a social networking account that might not correctly identify that person.</text:p>
            </text:list-item>
            <text:list-item>
              <text:p text:style-name="P5">I just realised it is the social networking account that is the identified entity. Whether that account identifies a particular person is a different matter, but I should be worrying about linking Users to social networking accounts. This is easily done with password authentication.</text:p>
            </text:list-item>
            <text:list-item>
              <text:p text:style-name="P5">A Person item can then be dynamically edited to link to multiple social networking accounts. If at a particular time a Person item links to the same SN (social networking) account as a User, then that User is at that time identified with that Person. However, this more flexible architecture allows peer review to resolved incorrect associations easily. This is just a matter of correcting the SN accounts linked to a Person item.</text:p>
            </text:list-item>
          </text:list>
        </text:list-item>
        <text:list-item>
          <text:p text:style-name="P5">The purpose of identifying People with items is for semantic structure. </text:p>
          <text:list>
            <text:list-item>
              <text:p text:style-name="P5">A company can have a list of People subitems which represent employees.</text:p>
            </text:list-item>
            <text:list-item>
              <text:p text:style-name="P5">People can have subitems representing things they have done in the real world</text:p>
            </text:list-item>
            <text:list-item>
              <text:p text:style-name="P5">People’s real world deeds can be criticised</text:p>
            </text:list-item>
          </text:list>
        </text:list-item>
      </text:list>
      <text:h text:style-name="Heading_20_1" text:outline-level="1">Mon 27-Dec-09</text:h>
      <text:list xml:id="list407070774" text:continue-numbering="true" text:style-name="Default_20_List">
        <text:list-item>
          <text:p text:style-name="P8">register Zutha.com (.org .net)</text:p>
        </text:list-item>
        <text:list-item>
          <text:p text:style-name="P5">redirect to ZuthaNova.com</text:p>
        </text:list-item>
        <text:list-item>
          <text:p text:style-name="P5">other domains that could be registered:</text:p>
          <text:list>
            <text:list-item>
              <text:p text:style-name="P5">zuthapedia (encyclopaedia)</text:p>
            </text:list-item>
            <text:list-item>
              <text:p text:style-name="P5">zuthanary (dictionary)</text:p>
            </text:list-item>
            <text:list-item>
              <text:p text:style-name="P5">zuthabooks</text:p>
            </text:list-item>
            <text:list-item>
              <text:p text:style-name="P5">zuthapeople</text:p>
            </text:list-item>
            <text:list-item>
              <text:p text:style-name="P5">zuthaproducts</text:p>
            </text:list-item>
            <text:list-item>
              <text:p text:style-name="P5">zuthadebates</text:p>
            </text:list-item>
            <text:list-item>
              <text:p text:style-name="P5">zuthacause</text:p>
            </text:list-item>
            <text:list-item>
              <text:p text:style-name="P5">zuthaprojects</text:p>
            </text:list-item>
            <text:list-item>
              <text:p text:style-name="P5">zuthagroups</text:p>
            </text:list-item>
            <text:list-item>
              <text:p text:style-name="P5">zuthaware (software)</text:p>
            </text:list-item>
            <text:list-item>
              <text:p text:style-name="P5">zuthaideas</text:p>
            </text:list-item>
            <text:list-item>
              <text:p text:style-name="P5">zuthanswers</text:p>
            </text:list-item>
          </text:list>
        </text:list-item>
        <text:list-item>
          <text:p text:style-name="P5">These could each be portals that treat their topic item as the top item.</text:p>
        </text:list-item>
      </text:list>
      <text:h text:style-name="Heading_20_1" text:outline-level="1">Tue 28-Dec-09</text:h>
      <text:list xml:id="list1084806352" text:continue-numbering="true" text:style-name="Default_20_List">
        <text:list-item>
          <text:p text:style-name="P11">I need a way to let entities have different worth depending on context.</text:p>
        </text:list-item>
        <text:list-item>
          <text:p text:style-name="P11">e.g. an item called "most lovable fictional character" should contain subitems representing characters that can be invested in to determine the winner of the list.</text:p>
        </text:list-item>
        <text:list-item>
          <text:p text:style-name="P11">However an item called "weirdest characters" might contain some of the same characters, but they should have independent Worth in each list.</text:p>
        </text:list-item>
        <text:list-item>
          <text:p text:style-name="P11">Each character could be represented by a different item in each list. This would be somewhat messy, though and would undermine the concept of items uniquely identifying an entity.</text:p>
        </text:list-item>
        <text:list-item>
          <text:p text:style-name="P11">I could make a kind of item called, say, "contender" which acts as the recipients of votes in specific competitions. A Contender item should allow only the one parent so that each competition is isolated. Contender items should link to the entity item they represent - possibly such that the summary and document is pulled from the entity item.</text:p>
        </text:list-item>
      </text:list>
      <text:h text:style-name="Heading_20_1" text:outline-level="1">Wed 30-Dec-09</text:h>
      <text:list xml:id="list623785161" text:continue-numbering="true" text:style-name="Default_20_List">
        <text:list-item>
          <text:p text:style-name="P5">Every xml element can contain a @visibility attribute that can either be “visible” or “hidden”. This allows me to, for example, store IP addresses in event items but keep this information hidden from the publi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mbria" svg:font-family="Cambria" style:font-family-generic="roman" style:font-pitch="variable"/>
    <style:font-face style:name="Liberation Serif" svg:font-family="'Liberation Serif'"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list-style-name="Default_20_List">
      <style:paragraph-properties fo:margin-top="0in" fo:margin-bottom="0in"/>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99pt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List_20_Paragraph" style:auto-update="true"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No_20_Spacing" style:display-name="No Spacing" style:family="paragraph" style:default-outline-level="">
      <style:paragraph-properties fo:margin-top="0in" fo:margin-bottom="0in" fo:line-height="100%" fo:orphans="2" fo:widows="2" style:writing-mode="lr-tb"/>
      <style:text-properties style:use-window-font-color="tru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Default_20_List" style:display-name="Default Lis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Barnett</meta:initial-creator>
    <meta:creation-date>2012-02-17T11:11:10</meta:creation-date>
    <dc:date>2012-02-17T11:13:55</dc:date>
    <dc:creator>Chris Barnett</dc:creator>
    <meta:editing-duration>PT2M45S</meta:editing-duration>
    <meta:editing-cycles>2</meta:editing-cycles>
    <meta:generator>LibreOffice/3.4$Unix LibreOffice_project/340m1$Build-402</meta:generator>
    <meta:document-statistic meta:table-count="3" meta:image-count="0" meta:object-count="0" meta:page-count="1" meta:paragraph-count="841" meta:word-count="19197" meta:character-count="108544" meta:non-whitespace-character-count="90822"/>
  </office:meta>
</office:document-meta>
</file>